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ObjectReplacements/Object 8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adornments="Condensed" style:font-family-generic="swiss" style:font-pitch="variable"/>
    <style:font-face style:name="OpenSymbol" svg:font-family="OpenSymbol" style:font-adornments="Regular" style:font-pitch="variable" style:font-charset="x-symbol"/>
    <style:font-face style:name="StarSymbol" svg:font-family="StarSymbol" style:font-charset="x-symbol"/>
    <style:font-face style:name="StarSymbol1" svg:font-family="StarSymbol"/>
  </office:font-face-decls>
  <office:automatic-styles>
    <style:style style:name="Taula1" style:family="table">
      <style:table-properties style:width="6.6931in" table:align="margins"/>
    </style:style>
    <style:style style:name="Taula1.A" style:family="table-column">
      <style:table-column-properties style:column-width="2.2313in" style:rel-column-width="21845*"/>
    </style:style>
    <style:style style:name="Tau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1.C1" style:family="table-cell">
      <style:table-cell-properties fo:padding="0.0382in" fo:border="0.05pt solid #000000"/>
    </style:style>
    <style:style style:name="Taula1.A2" style:family="table-cell">
      <style:table-cell-properties fo:padding="0.0382in" fo:border-left="0.05pt solid #000000" fo:border-right="none" fo:border-top="none" fo:border-bottom="0.05pt solid #000000"/>
    </style:style>
    <style:style style:name="Tau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3" style:family="table">
      <style:table-properties style:width="6.7007in" fo:margin-left="-0.0097in" fo:margin-right="0.0021in" table:align="margins"/>
    </style:style>
    <style:style style:name="Taula3.A" style:family="table-column">
      <style:table-column-properties style:column-width="2.4431in" style:rel-column-width="23893*"/>
    </style:style>
    <style:style style:name="Taula3.B" style:family="table-column">
      <style:table-column-properties style:column-width="2.1903in" style:rel-column-width="21421*"/>
    </style:style>
    <style:style style:name="Taula3.C" style:family="table-column">
      <style:table-column-properties style:column-width="2.0674in" style:rel-column-width="20221*"/>
    </style:style>
    <style:style style:name="Tau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3.C1" style:family="table-cell">
      <style:table-cell-properties fo:padding="0.0382in" fo:border="0.05pt solid #000000"/>
    </style:style>
    <style:style style:name="Taula3.A2" style:family="table-cell">
      <style:table-cell-properties fo:padding="0.0382in" fo:border-left="0.05pt solid #000000" fo:border-right="none" fo:border-top="none" fo:border-bottom="0.05pt solid #000000"/>
    </style:style>
    <style:style style:name="Taula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2" style:family="table">
      <style:table-properties style:width="6.6903in" table:align="left"/>
    </style:style>
    <style:style style:name="Taula2.A" style:family="table-column">
      <style:table-column-properties style:column-width="2.2889in"/>
    </style:style>
    <style:style style:name="Taula2.B" style:family="table-column">
      <style:table-column-properties style:column-width="2.1722in"/>
    </style:style>
    <style:style style:name="Taula2.C" style:family="table-column">
      <style:table-column-properties style:column-width="2.2292in"/>
    </style:style>
    <style:style style:name="Tau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2.C1" style:family="table-cell">
      <style:table-cell-properties fo:padding="0.0382in" fo:border="0.05pt solid #000000"/>
    </style:style>
    <style:style style:name="Taula2.A2" style:family="table-cell">
      <style:table-cell-properties fo:padding="0.0382in" fo:border-left="0.05pt solid #000000" fo:border-right="none" fo:border-top="none" fo:border-bottom="0.05pt solid #000000"/>
    </style:style>
    <style:style style:name="Taula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4" style:family="table">
      <style:table-properties style:width="6.7007in" fo:margin-left="-0.0097in" fo:margin-right="0.0021in" table:align="margins"/>
    </style:style>
    <style:style style:name="Taula4.A" style:family="table-column">
      <style:table-column-properties style:column-width="2.4431in" style:rel-column-width="23895*"/>
    </style:style>
    <style:style style:name="Taula4.B" style:family="table-column">
      <style:table-column-properties style:column-width="2.1903in" style:rel-column-width="21423*"/>
    </style:style>
    <style:style style:name="Taula4.C" style:family="table-column">
      <style:table-column-properties style:column-width="2.0674in" style:rel-column-width="20217*"/>
    </style:style>
    <style:style style:name="Tau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4.C1" style:family="table-cell">
      <style:table-cell-properties fo:padding="0.0382in" fo:border="0.05pt solid #000000"/>
    </style:style>
    <style:style style:name="Taula4.A2" style:family="table-cell">
      <style:table-cell-properties fo:padding="0.0382in" fo:border-left="0.05pt solid #000000" fo:border-right="none" fo:border-top="none" fo:border-bottom="0.05pt solid #000000"/>
    </style:style>
    <style:style style:name="Taula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7" style:family="table">
      <style:table-properties style:width="6.7007in" fo:margin-left="-0.0097in" fo:margin-right="0.0021in" table:align="margins"/>
    </style:style>
    <style:style style:name="Taula7.A" style:family="table-column">
      <style:table-column-properties style:column-width="2.5236in" style:rel-column-width="24681*"/>
    </style:style>
    <style:style style:name="Taula7.B" style:family="table-column">
      <style:table-column-properties style:column-width="2.1097in" style:rel-column-width="20633*"/>
    </style:style>
    <style:style style:name="Taula7.C" style:family="table-column">
      <style:table-column-properties style:column-width="2.0674in" style:rel-column-width="20221*"/>
    </style:style>
    <style:style style:name="Tau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7.C1" style:family="table-cell">
      <style:table-cell-properties fo:padding="0.0382in" fo:border="0.05pt solid #000000"/>
    </style:style>
    <style:style style:name="Taula7.A2" style:family="table-cell">
      <style:table-cell-properties fo:padding="0.0382in" fo:border-left="0.05pt solid #000000" fo:border-right="none" fo:border-top="none" fo:border-bottom="0.05pt solid #000000"/>
    </style:style>
    <style:style style:name="Taula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7.A4" style:family="table-cell">
      <style:table-cell-properties fo:background-color="#c0c0c0" fo:padding="0.0382in" fo:border-left="0.05pt solid #000000" fo:border-right="none" fo:border-top="none" fo:border-bottom="0.05pt solid #000000">
        <style:background-image/>
      </style:table-cell-properties>
    </style:style>
    <style:style style:name="Taula7.C4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ula5" style:family="table">
      <style:table-properties style:width="6.7007in" fo:margin-left="-0.0097in" fo:margin-right="0.0021in" table:align="margins"/>
    </style:style>
    <style:style style:name="Taula5.A" style:family="table-column">
      <style:table-column-properties style:column-width="2.5236in" style:rel-column-width="24683*"/>
    </style:style>
    <style:style style:name="Taula5.B" style:family="table-column">
      <style:table-column-properties style:column-width="2.1097in" style:rel-column-width="20635*"/>
    </style:style>
    <style:style style:name="Taula5.C" style:family="table-column">
      <style:table-column-properties style:column-width="2.0674in" style:rel-column-width="20217*"/>
    </style:style>
    <style:style style:name="Tau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5.C1" style:family="table-cell">
      <style:table-cell-properties fo:padding="0.0382in" fo:border="0.05pt solid #000000"/>
    </style:style>
    <style:style style:name="Taula5.A2" style:family="table-cell">
      <style:table-cell-properties fo:padding="0.0382in" fo:border-left="0.05pt solid #000000" fo:border-right="none" fo:border-top="none" fo:border-bottom="0.05pt solid #000000"/>
    </style:style>
    <style:style style:name="Taula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6" style:family="table">
      <style:table-properties style:width="6.7007in" fo:margin-left="-0.0097in" fo:margin-right="0.0021in" table:align="margins"/>
    </style:style>
    <style:style style:name="Taula6.A" style:family="table-column">
      <style:table-column-properties style:column-width="2.5236in" style:rel-column-width="24683*"/>
    </style:style>
    <style:style style:name="Taula6.B" style:family="table-column">
      <style:table-column-properties style:column-width="2.1097in" style:rel-column-width="20635*"/>
    </style:style>
    <style:style style:name="Taula6.C" style:family="table-column">
      <style:table-column-properties style:column-width="2.0674in" style:rel-column-width="20217*"/>
    </style:style>
    <style:style style:name="Tau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6.C1" style:family="table-cell">
      <style:table-cell-properties fo:padding="0.0382in" fo:border="0.05pt solid #000000"/>
    </style:style>
    <style:style style:name="Taula6.A2" style:family="table-cell">
      <style:table-cell-properties fo:padding="0.0382in" fo:border-left="0.05pt solid #000000" fo:border-right="none" fo:border-top="none" fo:border-bottom="0.05pt solid #000000"/>
    </style:style>
    <style:style style:name="Taula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text-align="justify" style:justify-single-word="false"/>
      <style:text-properties fo:font-size="10.5pt" style:font-size-asian="12pt"/>
    </style:style>
    <style:style style:name="P3" style:family="paragraph" style:parent-style-name="Table_20_Contents">
      <style:paragraph-properties fo:text-align="justify" style:justify-single-word="false"/>
      <style:text-properties fo:font-size="10.5pt" officeooo:rsid="001ba408" officeooo:paragraph-rsid="001ba408" style:font-size-asian="12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Preformatted_20_Text">
      <style:paragraph-properties fo:margin-left="0.4925in" fo:margin-right="0in" fo:text-indent="0in" style:auto-text-indent="false"/>
    </style:style>
    <style:style style:name="P6" style:family="paragraph" style:parent-style-name="Table_20_Contents">
      <style:text-properties officeooo:rsid="001ba408" officeooo:paragraph-rsid="001ba408"/>
    </style:style>
    <style:style style:name="P7" style:family="paragraph" style:parent-style-name="Numbering_20_1" style:list-style-name="Numbering_20_1"/>
    <style:style style:name="P8" style:family="paragraph" style:parent-style-name="Numbering_20_1" style:list-style-name="Numbering_20_1">
      <style:text-properties officeooo:paragraph-rsid="001e7446"/>
    </style:style>
    <style:style style:name="P9" style:family="paragraph" style:parent-style-name="Numbering_20_1">
      <style:paragraph-properties fo:text-align="center" style:justify-single-word="false"/>
    </style:style>
    <style:style style:name="P10" style:family="paragraph" style:parent-style-name="Standard" style:list-style-name="Numbering_20_1"/>
    <style:style style:name="P11" style:family="paragraph" style:parent-style-name="Table_20_Contents">
      <style:paragraph-properties fo:text-align="justify" style:justify-single-word="false"/>
      <style:text-properties fo:font-size="10.5pt" officeooo:rsid="001e7446" officeooo:paragraph-rsid="001e7446" style:font-size-asian="12pt"/>
    </style:style>
    <style:style style:name="P12" style:family="paragraph" style:parent-style-name="Table_20_Contents">
      <style:paragraph-properties fo:text-align="justify" style:justify-single-word="false"/>
      <style:text-properties fo:font-size="10.5pt" style:font-size-asian="12pt"/>
    </style:style>
    <style:style style:name="P13" style:family="paragraph" style:parent-style-name="Table_20_Contents">
      <style:paragraph-properties fo:text-align="justify" style:justify-single-word="false"/>
      <style:text-properties fo:font-size="10.5pt" officeooo:rsid="00201a69" officeooo:paragraph-rsid="00201a69" style:font-size-asian="12pt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Table_20_Contents">
      <style:paragraph-properties fo:text-align="justify" style:justify-single-word="false"/>
      <style:text-properties officeooo:paragraph-rsid="001e7446"/>
    </style:style>
    <style:style style:name="P16" style:family="paragraph" style:parent-style-name="Table_20_Heading" style:list-style-name="Numbering_20_1"/>
    <style:style style:name="P17" style:family="paragraph" style:parent-style-name="Text_20_body">
      <style:paragraph-properties fo:text-align="justify" style:justify-single-word="false"/>
      <style:text-properties fo:font-size="10.5pt" style:font-size-asian="12pt"/>
    </style:style>
    <style:style style:name="P18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1ba408"/>
    </style:style>
    <style:style style:name="T2" style:family="text">
      <style:text-properties officeooo:rsid="001e7446"/>
    </style:style>
    <style:style style:name="T3" style:family="text">
      <style:text-properties fo:font-size="10.5pt" style:font-size-asian="12pt"/>
    </style:style>
    <style:style style:name="T4" style:family="text">
      <style:text-properties officeooo:rsid="00201a69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pressions</text:h>
      <text:list xml:id="list50968841" text:style-name="Numbering_20_1">
        <text:list-item>
          <text:p text:style-name="P7">Dels següents noms de variables, digueu si són correctes o no. Si no són correctes, digueu per què no ho són:</text:p>
          <text:list>
            <text:list-item>
              <text:p text:style-name="P7">Quantitat Total Incorrecto </text:p>
            </text:list-item>
            <text:list-item>
              <text:p text:style-name="P8">quantitatTotal <text:span text:style-name="T2">C</text:span>orrecto</text:p>
            </text:list-item>
            <text:list-item>
              <text:p text:style-name="P8">quant_total <text:span text:style-name="T2">C</text:span>orrecto</text:p>
            </text:list-item>
            <text:list-item>
              <text:p text:style-name="P8">quant/3 <text:s/>Incorrecto</text:p>
            </text:list-item>
            <text:list-item>
              <text:p text:style-name="P8">quant3 <text:span text:style-name="T2">C</text:span>orrecto</text:p>
            </text:list-item>
          </text:list>
        </text:list-item>
        <text:list-item>
          <text:p text:style-name="Numbering_20_1">Avalua les següents expressions:</text:p>
        </text:list-item>
      </text:list>
      <table:table table:name="Taula1" table:style-name="Taula1">
        <table:table-column table:style-name="Taula1.A" table:number-columns-repeated="3"/>
        <table:table-header-rows>
          <table:table-row>
            <table:table-cell table:style-name="Taula1.A1" office:value-type="string">
              <text:p text:style-name="Table_20_Heading">Expressió a avaluar</text:p>
            </table:table-cell>
            <table:table-cell table:style-name="Taula1.A1" office:value-type="string">
              <text:p text:style-name="Table_20_Heading">Valor</text:p>
            </table:table-cell>
            <table:table-cell table:style-name="Taula1.C1" office:value-type="string">
              <text:p text:style-name="Table_20_Heading">Tipus</text:p>
            </table:table-cell>
          </table:table-row>
        </table:table-header-rows>
        <table:table-row>
          <table:table-cell table:style-name="Taula1.A2" office:value-type="string">
            <text:p text:style-name="Table_20_Contents">123</text:p>
          </table:table-cell>
          <table:table-cell table:style-name="Taula1.A2" office:value-type="string">
            <text:p text:style-name="P3">123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+123</text:p>
          </table:table-cell>
          <table:table-cell table:style-name="Taula1.A2" office:value-type="string">
            <text:p text:style-name="P3">123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-123</text:p>
          </table:table-cell>
          <table:table-cell table:style-name="Taula1.A2" office:value-type="string">
            <text:p text:style-name="P2">-<text:span text:style-name="T1">123</text:span>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0</text:p>
          </table:table-cell>
          <table:table-cell table:style-name="Taula1.A2" office:value-type="string">
            <text:p text:style-name="P3">0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+0</text:p>
          </table:table-cell>
          <table:table-cell table:style-name="Taula1.A2" office:value-type="string">
            <text:p text:style-name="P6">0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-0</text:p>
          </table:table-cell>
          <table:table-cell table:style-name="Taula1.A2" office:value-type="string">
            <text:p text:style-name="P3">0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2+3</text:p>
          </table:table-cell>
          <table:table-cell table:style-name="Taula1.A2" office:value-type="string">
            <text:p text:style-name="P3">5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3+2</text:p>
          </table:table-cell>
          <table:table-cell table:style-name="Taula1.A2" office:value-type="string">
            <text:p text:style-name="P3">5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2-3</text:p>
          </table:table-cell>
          <table:table-cell table:style-name="Taula1.A2" office:value-type="string">
            <text:p text:style-name="P2">-<text:span text:style-name="T1">1</text:span>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3-2</text:p>
          </table:table-cell>
          <table:table-cell table:style-name="Taula1.A2" office:value-type="string">
            <text:p text:style-name="P3">1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2*3</text:p>
          </table:table-cell>
          <table:table-cell table:style-name="Taula1.A2" office:value-type="string">
            <text:p text:style-name="P3">6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3*2</text:p>
          </table:table-cell>
          <table:table-cell table:style-name="Taula1.A2" office:value-type="string">
            <text:p text:style-name="P3">6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-3*2</text:p>
          </table:table-cell>
          <table:table-cell table:style-name="Taula1.A2" office:value-type="string">
            <text:p text:style-name="P2">-<text:span text:style-name="T1">6</text:span>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3*-2</text:p>
          </table:table-cell>
          <table:table-cell table:style-name="Taula1.A2" office:value-type="string">
            <text:p text:style-name="P2">-<text:span text:style-name="T1">6</text:span>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2*0</text:p>
          </table:table-cell>
          <table:table-cell table:style-name="Taula1.A2" office:value-type="string">
            <text:p text:style-name="P3">0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2*1</text:p>
          </table:table-cell>
          <table:table-cell table:style-name="Taula1.A2" office:value-type="string">
            <text:p text:style-name="P3">2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3/2</text:p>
          </table:table-cell>
          <table:table-cell table:style-name="Taula1.A2" office:value-type="string">
            <text:p text:style-name="P3">1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2/3</text:p>
          </table:table-cell>
          <table:table-cell table:style-name="Taula1.A2" office:value-type="string">
            <text:p text:style-name="P3">0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0/2</text:p>
          </table:table-cell>
          <table:table-cell table:style-name="Taula1.A2" office:value-type="string">
            <text:p text:style-name="P3">0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2/0</text:p>
          </table:table-cell>
          <table:table-cell table:style-name="Taula1.A2" office:value-type="string">
            <text:p text:style-name="P3">Error</text:p>
          </table:table-cell>
          <table:table-cell table:style-name="Taula1.C2" office:value-type="string">
            <text:p text:style-name="P3">No ba</text:p>
          </table:table-cell>
        </table:table-row>
        <table:table-row>
          <table:table-cell table:style-name="Taula1.A2" office:value-type="string">
            <text:p text:style-name="Table_20_Contents">-3/2</text:p>
          </table:table-cell>
          <table:table-cell table:style-name="Taula1.A2" office:value-type="string">
            <text:p text:style-name="P2">-<text:span text:style-name="T1">1</text:span>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2/-3</text:p>
          </table:table-cell>
          <table:table-cell table:style-name="Taula1.A2" office:value-type="string">
            <text:p text:style-name="P3">0</text:p>
          </table:table-cell>
          <table:table-cell table:style-name="Taula1.C2" office:value-type="string">
            <text:p text:style-name="P3">int</text:p>
          </table:table-cell>
        </table:table-row>
        <text:soft-page-break/>
        <table:table-row>
          <table:table-cell table:style-name="Taula1.A2" office:value-type="string">
            <text:p text:style-name="Table_20_Contents">0/2</text:p>
          </table:table-cell>
          <table:table-cell table:style-name="Taula1.A2" office:value-type="string">
            <text:p text:style-name="P3">0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-2/0</text:p>
          </table:table-cell>
          <table:table-cell table:style-name="Taula1.A2" office:value-type="string">
            <text:p text:style-name="P3">Error</text:p>
          </table:table-cell>
          <table:table-cell table:style-name="Taula1.C2" office:value-type="string">
            <text:p text:style-name="P3">No ba</text:p>
          </table:table-cell>
        </table:table-row>
        <table:table-row>
          <table:table-cell table:style-name="Taula1.A2" office:value-type="string">
            <text:p text:style-name="Table_20_Contents">0/0</text:p>
          </table:table-cell>
          <table:table-cell table:style-name="Taula1.A2" office:value-type="string">
            <text:p text:style-name="P3">Error</text:p>
          </table:table-cell>
          <table:table-cell table:style-name="Taula1.C2" office:value-type="string">
            <text:p text:style-name="P3">No ba</text:p>
          </table:table-cell>
        </table:table-row>
        <table:table-row>
          <table:table-cell table:style-name="Taula1.A2" office:value-type="string">
            <text:p text:style-name="Table_20_Contents">2 / 3.14</text:p>
          </table:table-cell>
          <table:table-cell table:style-name="Taula1.A2" office:value-type="string">
            <text:p text:style-name="P3">0.6</text:p>
          </table:table-cell>
          <table:table-cell table:style-name="Taula1.C2" office:value-type="string">
            <text:p text:style-name="P3">double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++x;</text:p>
          </table:table-cell>
          <table:table-cell table:style-name="Taula1.A2" office:value-type="string">
            <text:p text:style-name="P3">124 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--x;</text:p>
          </table:table-cell>
          <table:table-cell table:style-name="Taula1.A2" office:value-type="string">
            <text:p text:style-name="P3">122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x++;</text:p>
          </table:table-cell>
          <table:table-cell table:style-name="Taula1.A2" office:value-type="string">
            <text:p text:style-name="P3">123(124)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x--;</text:p>
          </table:table-cell>
          <table:table-cell table:style-name="Taula1.A2" office:value-type="string">
            <text:p text:style-name="P3">123(122)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int y;</text:p>
            <text:p text:style-name="Table_20_Contents">y=++x;</text:p>
          </table:table-cell>
          <table:table-cell table:style-name="Taula1.A2" office:value-type="string">
            <text:p text:style-name="P3">x = 123 , y = 124</text:p>
          </table:table-cell>
          <table:table-cell table:style-name="Taula1.C2" office:value-type="string">
            <text:p text:style-name="P3">int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int y;</text:p>
            <text:p text:style-name="Table_20_Contents">y=--x;</text:p>
          </table:table-cell>
          <table:table-cell table:style-name="Taula1.A2" office:value-type="string">
            <text:p text:style-name="P11">y= 122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int y;</text:p>
            <text:p text:style-name="Table_20_Contents">y=x++;</text:p>
          </table:table-cell>
          <table:table-cell table:style-name="Taula1.A2" office:value-type="string">
            <text:p text:style-name="P11">y= 123(124)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int y;</text:p>
            <text:p text:style-name="Table_20_Contents">y=x--;</text:p>
          </table:table-cell>
          <table:table-cell table:style-name="Taula1.A2" office:value-type="string">
            <text:p text:style-name="P11">y= 123(122)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12%2</text:p>
          </table:table-cell>
          <table:table-cell table:style-name="Taula1.A2" office:value-type="string">
            <text:p text:style-name="P11">0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12%3</text:p>
          </table:table-cell>
          <table:table-cell table:style-name="Taula1.A2" office:value-type="string">
            <text:p text:style-name="P11">0 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-12%5</text:p>
          </table:table-cell>
          <table:table-cell table:style-name="Taula1.A2" office:value-type="string">
            <text:p text:style-name="P2">-<text:span text:style-name="T2">2</text:span>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0%2</text:p>
          </table:table-cell>
          <table:table-cell table:style-name="Taula1.A2" office:value-type="string">
            <text:p text:style-name="P11">0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2%0</text:p>
          </table:table-cell>
          <table:table-cell table:style-name="Taula1.A2" office:value-type="string">
            <text:p text:style-name="P11">Error</text:p>
          </table:table-cell>
          <table:table-cell table:style-name="Taula1.C2" office:value-type="string">
            <text:p text:style-name="P11">No ba</text:p>
          </table:table-cell>
        </table:table-row>
        <table:table-row>
          <table:table-cell table:style-name="Taula1.A2" office:value-type="string">
            <text:p text:style-name="Table_20_Contents">-2%0</text:p>
          </table:table-cell>
          <table:table-cell table:style-name="Taula1.A2" office:value-type="string">
            <text:p text:style-name="P11">Error</text:p>
          </table:table-cell>
          <table:table-cell table:style-name="Taula1.C2" office:value-type="string">
            <text:p text:style-name="P11">No ba</text:p>
          </table:table-cell>
        </table:table-row>
        <table:table-row>
          <table:table-cell table:style-name="Taula1.A2" office:value-type="string">
            <text:p text:style-name="Table_20_Contents">12%(-2)</text:p>
          </table:table-cell>
          <table:table-cell table:style-name="Taula1.A2" office:value-type="string">
            <text:p text:style-name="P11">0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12%(-5)</text:p>
          </table:table-cell>
          <table:table-cell table:style-name="Taula1.A2" office:value-type="string">
            <text:p text:style-name="P11">2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-12%(-3)</text:p>
          </table:table-cell>
          <table:table-cell table:style-name="Taula1.A2" office:value-type="string">
            <text:p text:style-name="P11">0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1+2-3+4-5</text:p>
          </table:table-cell>
          <table:table-cell table:style-name="Taula1.A2" office:value-type="string">
            <text:p text:style-name="P2">-<text:span text:style-name="T2">1</text:span>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1+2*3</text:p>
          </table:table-cell>
          <table:table-cell table:style-name="Taula1.A2" office:value-type="string">
            <text:p text:style-name="P11">7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1+(2*3)</text:p>
          </table:table-cell>
          <table:table-cell table:style-name="Taula1.A2" office:value-type="string">
            <text:p text:style-name="P11">7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(1+2)*3</text:p>
          </table:table-cell>
          <table:table-cell table:style-name="Taula1.A2" office:value-type="string">
            <text:p text:style-name="P11">9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1+ 2/3</text:p>
          </table:table-cell>
          <table:table-cell table:style-name="Taula1.A2" office:value-type="string">
            <text:p text:style-name="P11">1.67</text:p>
          </table:table-cell>
          <table:table-cell table:style-name="Taula1.C2" office:value-type="string">
            <text:p text:style-name="P11">double</text:p>
          </table:table-cell>
        </table:table-row>
        <table:table-row>
          <table:table-cell table:style-name="Taula1.A2" office:value-type="string">
            <text:p text:style-name="Table_20_Contents">(1+2)/3</text:p>
          </table:table-cell>
          <table:table-cell table:style-name="Taula1.A2" office:value-type="string">
            <text:p text:style-name="P11">1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1+2%3</text:p>
          </table:table-cell>
          <table:table-cell table:style-name="Taula1.A2" office:value-type="string">
            <text:p text:style-name="P11">3</text:p>
          </table:table-cell>
          <table:table-cell table:style-name="Taula1.C2" office:value-type="string">
            <text:p text:style-name="P11">int</text:p>
          </table:table-cell>
        </table:table-row>
        <text:soft-page-break/>
        <table:table-row>
          <table:table-cell table:style-name="Taula1.A2" office:value-type="string">
            <text:p text:style-name="Table_20_Contents">(1+2)%3</text:p>
          </table:table-cell>
          <table:table-cell table:style-name="Taula1.A2" office:value-type="string">
            <text:p text:style-name="P11">1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1+2*3-3%2</text:p>
          </table:table-cell>
          <table:table-cell table:style-name="Taula1.A2" office:value-type="string">
            <text:p text:style-name="P11">6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Byte.MAX_VALUE</text:p>
          </table:table-cell>
          <table:table-cell table:style-name="Taula1.A2" office:value-type="string">
            <text:p text:style-name="P11">127</text:p>
          </table:table-cell>
          <table:table-cell table:style-name="Taula1.C2" office:value-type="string">
            <text:p text:style-name="P11">byte</text:p>
          </table:table-cell>
        </table:table-row>
        <table:table-row>
          <table:table-cell table:style-name="Taula1.A2" office:value-type="string">
            <text:p text:style-name="Table_20_Contents">Byte.MIN_VALUE</text:p>
          </table:table-cell>
          <table:table-cell table:style-name="Taula1.A2" office:value-type="string">
            <text:p text:style-name="P2">-<text:span text:style-name="T2">128</text:span></text:p>
          </table:table-cell>
          <table:table-cell table:style-name="Taula1.C2" office:value-type="string">
            <text:p text:style-name="P11">byte</text:p>
          </table:table-cell>
        </table:table-row>
        <table:table-row>
          <table:table-cell table:style-name="Taula1.A2" office:value-type="string">
            <text:p text:style-name="Table_20_Contents">Byte.MAX_VALUE+1</text:p>
          </table:table-cell>
          <table:table-cell table:style-name="Taula1.A2" office:value-type="string">
            <text:p text:style-name="P11">128</text:p>
          </table:table-cell>
          <table:table-cell table:style-name="Taula1.C2" office:value-type="string">
            <text:p text:style-name="P11">byte</text:p>
          </table:table-cell>
        </table:table-row>
        <table:table-row>
          <table:table-cell table:style-name="Taula1.A2" office:value-type="string">
            <text:p text:style-name="Table_20_Contents">Byte.MIN_VALUE-1</text:p>
          </table:table-cell>
          <table:table-cell table:style-name="Taula1.A2" office:value-type="string">
            <text:p text:style-name="P2">-<text:span text:style-name="T2">129</text:span></text:p>
          </table:table-cell>
          <table:table-cell table:style-name="Taula1.C2" office:value-type="string">
            <text:p text:style-name="P11">byte</text:p>
          </table:table-cell>
        </table:table-row>
        <table:table-row>
          <table:table-cell table:style-name="Taula1.A2" office:value-type="string">
            <text:p text:style-name="Table_20_Contents">Short.MAX_VALUE</text:p>
          </table:table-cell>
          <table:table-cell table:style-name="Taula1.A2" office:value-type="string">
            <text:p text:style-name="P17">32767</text:p>
          </table:table-cell>
          <table:table-cell table:style-name="Taula1.C2" office:value-type="string">
            <text:p text:style-name="P11">short</text:p>
          </table:table-cell>
        </table:table-row>
        <table:table-row>
          <table:table-cell table:style-name="Taula1.A2" office:value-type="string">
            <text:p text:style-name="Table_20_Contents">Short.MIN_VALUE</text:p>
          </table:table-cell>
          <table:table-cell table:style-name="Taula1.A2" office:value-type="string">
            <text:p text:style-name="P14"><text:span text:style-name="T3">-</text:span>32768</text:p>
          </table:table-cell>
          <table:table-cell table:style-name="Taula1.C2" office:value-type="string">
            <text:p text:style-name="P11">short</text:p>
          </table:table-cell>
        </table:table-row>
        <table:table-row>
          <table:table-cell table:style-name="Taula1.A2" office:value-type="string">
            <text:p text:style-name="Table_20_Contents">Short.MAX_VALUE+1</text:p>
          </table:table-cell>
          <table:table-cell table:style-name="Taula1.A2" office:value-type="string">
            <text:p text:style-name="P17">32768</text:p>
          </table:table-cell>
          <table:table-cell table:style-name="Taula1.C2" office:value-type="string">
            <text:p text:style-name="P11">short</text:p>
          </table:table-cell>
        </table:table-row>
        <table:table-row>
          <table:table-cell table:style-name="Taula1.A2" office:value-type="string">
            <text:p text:style-name="Table_20_Contents">Short.MIN_VALUE-1</text:p>
          </table:table-cell>
          <table:table-cell table:style-name="Taula1.A2" office:value-type="string">
            <text:p text:style-name="P14"><text:span text:style-name="T3">-</text:span>3276<text:span text:style-name="T2">9</text:span></text:p>
          </table:table-cell>
          <table:table-cell table:style-name="Taula1.C2" office:value-type="string">
            <text:p text:style-name="P11">short</text:p>
          </table:table-cell>
        </table:table-row>
        <table:table-row>
          <table:table-cell table:style-name="Taula1.A2" office:value-type="string">
            <text:p text:style-name="Table_20_Contents">Integer.MAX_VALUE</text:p>
          </table:table-cell>
          <table:table-cell table:style-name="Taula1.A2" office:value-type="string">
            <text:p text:style-name="P17">2147483647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Integer.MAX_VALUE+1</text:p>
          </table:table-cell>
          <table:table-cell table:style-name="Taula1.A2" office:value-type="string">
            <text:p text:style-name="P17">-214748364<text:span text:style-name="T2">8</text:span>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Integer.MIN_VALUE</text:p>
          </table:table-cell>
          <table:table-cell table:style-name="Taula1.A2" office:value-type="string">
            <text:p text:style-name="P14"><text:span text:style-name="T3">-</text:span>214748364<text:span text:style-name="T2">8</text:span>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Integer.MIN_VALUE-1</text:p>
          </table:table-cell>
          <table:table-cell table:style-name="Taula1.A2" office:value-type="string">
            <text:p text:style-name="P18"><text:span text:style-name="T3">2147483647</text:span>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Long.MAX_VALUE</text:p>
          </table:table-cell>
          <table:table-cell table:style-name="Taula1.A2" office:value-type="string">
            <text:p text:style-name="P17">9223372036854775807</text:p>
          </table:table-cell>
          <table:table-cell table:style-name="Taula1.C2" office:value-type="string">
            <text:p text:style-name="P11">long</text:p>
          </table:table-cell>
        </table:table-row>
        <table:table-row>
          <table:table-cell table:style-name="Taula1.A2" office:value-type="string">
            <text:p text:style-name="Table_20_Contents">Long.MAX_VALUE+1</text:p>
          </table:table-cell>
          <table:table-cell table:style-name="Taula1.A2" office:value-type="string">
            <text:p text:style-name="P14"><text:span text:style-name="T3">-</text:span>922337203685477580<text:span text:style-name="T2">8</text:span></text:p>
          </table:table-cell>
          <table:table-cell table:style-name="Taula1.C2" office:value-type="string">
            <text:p text:style-name="P11">long</text:p>
          </table:table-cell>
        </table:table-row>
        <table:table-row>
          <table:table-cell table:style-name="Taula1.A2" office:value-type="string">
            <text:p text:style-name="Table_20_Contents">Long.MIN_VALUE</text:p>
          </table:table-cell>
          <table:table-cell table:style-name="Taula1.A2" office:value-type="string">
            <text:p text:style-name="P15">-922337203685477580<text:span text:style-name="T2">8</text:span></text:p>
          </table:table-cell>
          <table:table-cell table:style-name="Taula1.C2" office:value-type="string">
            <text:p text:style-name="P11">long</text:p>
          </table:table-cell>
        </table:table-row>
        <table:table-row>
          <table:table-cell table:style-name="Taula1.A2" office:value-type="string">
            <text:p text:style-name="Table_20_Contents">Long.MIN_VALUE-1</text:p>
          </table:table-cell>
          <table:table-cell table:style-name="Taula1.A2" office:value-type="string">
            <text:p text:style-name="P17">9223372036854775807</text:p>
          </table:table-cell>
          <table:table-cell table:style-name="Taula1.C2" office:value-type="string">
            <text:p text:style-name="P11">long</text:p>
          </table:table-cell>
        </table:table-row>
        <table:table-row>
          <table:table-cell table:style-name="Taula1.A2" office:value-type="string">
            <text:p text:style-name="Table_20_Contents">(byte)12</text:p>
          </table:table-cell>
          <table:table-cell table:style-name="Taula1.A2" office:value-type="string">
            <text:p text:style-name="P13">12</text:p>
          </table:table-cell>
          <table:table-cell table:style-name="Taula1.C2" office:value-type="string">
            <text:p text:style-name="P13">byte</text:p>
          </table:table-cell>
        </table:table-row>
        <table:table-row>
          <table:table-cell table:style-name="Taula1.A2" office:value-type="string">
            <text:p text:style-name="Table_20_Contents">(byte)-12</text:p>
          </table:table-cell>
          <table:table-cell table:style-name="Taula1.A2" office:value-type="string">
            <text:p text:style-name="P2">-<text:span text:style-name="T4">12</text:span></text:p>
          </table:table-cell>
          <table:table-cell table:style-name="Taula1.C2" office:value-type="string">
            <text:p text:style-name="P13">byte</text:p>
          </table:table-cell>
        </table:table-row>
        <table:table-row>
          <table:table-cell table:style-name="Taula1.A2" office:value-type="string">
            <text:p text:style-name="Table_20_Contents">(byte)0</text:p>
          </table:table-cell>
          <table:table-cell table:style-name="Taula1.A2" office:value-type="string">
            <text:p text:style-name="P13">0</text:p>
          </table:table-cell>
          <table:table-cell table:style-name="Taula1.C2" office:value-type="string">
            <text:p text:style-name="P13">byte</text:p>
          </table:table-cell>
        </table:table-row>
        <table:table-row>
          <table:table-cell table:style-name="Taula1.A2" office:value-type="string">
            <text:p text:style-name="Table_20_Contents">(short)12</text:p>
          </table:table-cell>
          <table:table-cell table:style-name="Taula1.A2" office:value-type="string">
            <text:p text:style-name="P13">12</text:p>
          </table:table-cell>
          <table:table-cell table:style-name="Taula1.C2" office:value-type="string">
            <text:p text:style-name="P13">short</text:p>
          </table:table-cell>
        </table:table-row>
        <table:table-row>
          <table:table-cell table:style-name="Taula1.A2" office:value-type="string">
            <text:p text:style-name="Table_20_Contents">(short)-12</text:p>
          </table:table-cell>
          <table:table-cell table:style-name="Taula1.A2" office:value-type="string">
            <text:p text:style-name="P2">-<text:span text:style-name="T4">12</text:span></text:p>
          </table:table-cell>
          <table:table-cell table:style-name="Taula1.C2" office:value-type="string">
            <text:p text:style-name="P13">short</text:p>
          </table:table-cell>
        </table:table-row>
        <table:table-row>
          <table:table-cell table:style-name="Taula1.A2" office:value-type="string">
            <text:p text:style-name="Table_20_Contents">(short)0</text:p>
          </table:table-cell>
          <table:table-cell table:style-name="Taula1.A2" office:value-type="string">
            <text:p text:style-name="P13">0</text:p>
          </table:table-cell>
          <table:table-cell table:style-name="Taula1.C2" office:value-type="string">
            <text:p text:style-name="P13">short</text:p>
          </table:table-cell>
        </table:table-row>
        <table:table-row>
          <table:table-cell table:style-name="Taula1.A2" office:value-type="string">
            <text:p text:style-name="Table_20_Contents">(long)12</text:p>
          </table:table-cell>
          <table:table-cell table:style-name="Taula1.A2" office:value-type="string">
            <text:p text:style-name="P13">12</text:p>
          </table:table-cell>
          <table:table-cell table:style-name="Taula1.C2" office:value-type="string">
            <text:p text:style-name="P13">long</text:p>
          </table:table-cell>
        </table:table-row>
        <table:table-row>
          <table:table-cell table:style-name="Taula1.A2" office:value-type="string">
            <text:p text:style-name="Table_20_Contents">(long)-12</text:p>
          </table:table-cell>
          <table:table-cell table:style-name="Taula1.A2" office:value-type="string">
            <text:p text:style-name="P2">-<text:span text:style-name="T4">12</text:span></text:p>
          </table:table-cell>
          <table:table-cell table:style-name="Taula1.C2" office:value-type="string">
            <text:p text:style-name="P13">long</text:p>
          </table:table-cell>
        </table:table-row>
        <table:table-row>
          <table:table-cell table:style-name="Taula1.A2" office:value-type="string">
            <text:p text:style-name="Table_20_Contents">(long)0</text:p>
          </table:table-cell>
          <table:table-cell table:style-name="Taula1.A2" office:value-type="string">
            <text:p text:style-name="P13">0</text:p>
          </table:table-cell>
          <table:table-cell table:style-name="Taula1.C2" office:value-type="string">
            <text:p text:style-name="P13">long</text:p>
          </table:table-cell>
        </table:table-row>
        <table:table-row>
          <table:table-cell table:style-name="Taula1.A2" office:value-type="string">
            <text:p text:style-name="Table_20_Contents">(short)1+2+3</text:p>
          </table:table-cell>
          <table:table-cell table:style-name="Taula1.A2" office:value-type="string">
            <text:p text:style-name="P13">6</text:p>
          </table:table-cell>
          <table:table-cell table:style-name="Taula1.C2" office:value-type="string">
            <text:p text:style-name="P13">short</text:p>
          </table:table-cell>
        </table:table-row>
        <table:table-row>
          <table:table-cell table:style-name="Taula1.A2" office:value-type="string">
            <text:p text:style-name="Table_20_Contents">(short)(1+2+3)</text:p>
          </table:table-cell>
          <table:table-cell table:style-name="Taula1.A2" office:value-type="string">
            <text:p text:style-name="P13">6</text:p>
          </table:table-cell>
          <table:table-cell table:style-name="Taula1.C2" office:value-type="string">
            <text:p text:style-name="P13">short</text:p>
          </table:table-cell>
        </table:table-row>
        <table:table-row>
          <table:table-cell table:style-name="Taula1.A2" office:value-type="string">
            <text:p text:style-name="Table_20_Contents">12L</text:p>
          </table:table-cell>
          <table:table-cell table:style-name="Taula1.A2" office:value-type="string">
            <text:p text:style-name="P13">12</text:p>
          </table:table-cell>
          <table:table-cell table:style-name="Taula1.C2" office:value-type="string">
            <text:p text:style-name="P13">long</text:p>
          </table:table-cell>
        </table:table-row>
        <table:table-row>
          <table:table-cell table:style-name="Taula1.A2" office:value-type="string">
            <text:p text:style-name="Table_20_Contents">12l</text:p>
          </table:table-cell>
          <table:table-cell table:style-name="Taula1.A2" office:value-type="string">
            <text:p text:style-name="P13">12</text:p>
          </table:table-cell>
          <table:table-cell table:style-name="Taula1.C2" office:value-type="string">
            <text:p text:style-name="P13">long</text:p>
          </table:table-cell>
        </table:table-row>
        <table:table-row>
          <table:table-cell table:style-name="Taula1.A2" office:value-type="string">
            <text:p text:style-name="Table_20_Contents">1+2L+3</text:p>
          </table:table-cell>
          <table:table-cell table:style-name="Taula1.A2" office:value-type="string">
            <text:p text:style-name="P13">6</text:p>
          </table:table-cell>
          <table:table-cell table:style-name="Taula1.C2" office:value-type="string">
            <text:p text:style-name="P13">long</text:p>
          </table:table-cell>
        </table:table-row>
        <table:table-row>
          <table:table-cell table:style-name="Taula1.A2" office:value-type="string">
            <text:p text:style-name="Table_20_Contents">(byte)(1+2+3)</text:p>
          </table:table-cell>
          <table:table-cell table:style-name="Taula1.A2" office:value-type="string">
            <text:p text:style-name="P13">6</text:p>
          </table:table-cell>
          <table:table-cell table:style-name="Taula1.C2" office:value-type="string">
            <text:p text:style-name="P13">byte</text:p>
          </table:table-cell>
        </table:table-row>
        <table:table-row>
          <table:table-cell table:style-name="Taula1.A2" office:value-type="string">
            <text:p text:style-name="Table_20_Contents">(byte)(200+300)</text:p>
          </table:table-cell>
          <table:table-cell table:style-name="Taula1.A2" office:value-type="string">
            <text:p text:style-name="P2"/>
          </table:table-cell>
          <table:table-cell table:style-name="Taula1.C2" office:value-type="string">
            <text:p text:style-name="P2"/>
          </table:table-cell>
        </table:table-row>
        <text:soft-page-break/>
        <table:table-row>
          <table:table-cell table:style-name="Taula1.A2" office:value-type="string">
            <text:p text:style-name="Table_20_Contents">023</text:p>
          </table:table-cell>
          <table:table-cell table:style-name="Taula1.A2" office:value-type="string">
            <text:p text:style-name="P2"/>
          </table:table-cell>
          <table:table-cell table:style-name="Taula1.C2" office:value-type="string">
            <text:p text:style-name="P2"/>
          </table:table-cell>
        </table:table-row>
        <table:table-row>
          <table:table-cell table:style-name="Taula1.A2" office:value-type="string">
            <text:p text:style-name="Table_20_Contents">-023</text:p>
          </table:table-cell>
          <table:table-cell table:style-name="Taula1.A2" office:value-type="string">
            <text:p text:style-name="P2"/>
          </table:table-cell>
          <table:table-cell table:style-name="Taula1.C2" office:value-type="string">
            <text:p text:style-name="P2"/>
          </table:table-cell>
        </table:table-row>
        <table:table-row>
          <table:table-cell table:style-name="Taula1.A2" office:value-type="string">
            <text:p text:style-name="Table_20_Contents">00</text:p>
          </table:table-cell>
          <table:table-cell table:style-name="Taula1.A2" office:value-type="string">
            <text:p text:style-name="P2"/>
          </table:table-cell>
          <table:table-cell table:style-name="Taula1.C2" office:value-type="string">
            <text:p text:style-name="P2"/>
          </table:table-cell>
        </table:table-row>
        <table:table-row>
          <table:table-cell table:style-name="Taula1.A2" office:value-type="string">
            <text:p text:style-name="Table_20_Contents">0x23</text:p>
          </table:table-cell>
          <table:table-cell table:style-name="Taula1.A2" office:value-type="string">
            <text:p text:style-name="P2"/>
          </table:table-cell>
          <table:table-cell table:style-name="Taula1.C2" office:value-type="string">
            <text:p text:style-name="P2"/>
          </table:table-cell>
        </table:table-row>
        <table:table-row>
          <table:table-cell table:style-name="Taula1.A2" office:value-type="string">
            <text:p text:style-name="Table_20_Contents">-0x23</text:p>
          </table:table-cell>
          <table:table-cell table:style-name="Taula1.A2" office:value-type="string">
            <text:p text:style-name="P2"/>
          </table:table-cell>
          <table:table-cell table:style-name="Taula1.C2" office:value-type="string">
            <text:p text:style-name="P2"/>
          </table:table-cell>
        </table:table-row>
        <table:table-row>
          <table:table-cell table:style-name="Taula1.A2" office:value-type="string">
            <text:p text:style-name="Table_20_Contents">0x0</text:p>
          </table:table-cell>
          <table:table-cell table:style-name="Taula1.A2" office:value-type="string">
            <text:p text:style-name="P2"/>
          </table:table-cell>
          <table:table-cell table:style-name="Taula1.C2" office:value-type="string">
            <text:p text:style-name="P2"/>
          </table:table-cell>
        </table:table-row>
        <table:table-row>
          <table:table-cell table:style-name="Taula1.A2" office:value-type="string">
            <text:p text:style-name="Table_20_Contents">0x00</text:p>
          </table:table-cell>
          <table:table-cell table:style-name="Taula1.A2" office:value-type="string">
            <text:p text:style-name="P2"/>
          </table:table-cell>
          <table:table-cell table:style-name="Taula1.C2" office:value-type="string">
            <text:p text:style-name="P2"/>
          </table:table-cell>
        </table:table-row>
        <table:table-row>
          <table:table-cell table:style-name="Taula1.A2" office:value-type="string">
            <text:p text:style-name="Table_20_Contents">012A</text:p>
          </table:table-cell>
          <table:table-cell table:style-name="Taula1.A2" office:value-type="string">
            <text:p text:style-name="P2"/>
          </table:table-cell>
          <table:table-cell table:style-name="Taula1.C2" office:value-type="string">
            <text:p text:style-name="P2"/>
          </table:table-cell>
        </table:table-row>
        <table:table-row>
          <table:table-cell table:style-name="Taula1.A2" office:value-type="string">
            <text:p text:style-name="Table_20_Contents">0xFF</text:p>
          </table:table-cell>
          <table:table-cell table:style-name="Taula1.A2" office:value-type="string">
            <text:p text:style-name="P2"/>
          </table:table-cell>
          <table:table-cell table:style-name="Taula1.C2" office:value-type="string">
            <text:p text:style-name="P2"/>
          </table:table-cell>
        </table:table-row>
        <table:table-row>
          <table:table-cell table:style-name="Taula1.A2" office:value-type="string">
            <text:p text:style-name="Table_20_Contents">02+04</text:p>
          </table:table-cell>
          <table:table-cell table:style-name="Taula1.A2" office:value-type="string">
            <text:p text:style-name="P2"/>
          </table:table-cell>
          <table:table-cell table:style-name="Taula1.C2" office:value-type="string">
            <text:p text:style-name="P2"/>
          </table:table-cell>
        </table:table-row>
        <table:table-row>
          <table:table-cell table:style-name="Taula1.A2" office:value-type="string">
            <text:p text:style-name="Table_20_Contents">02-02</text:p>
          </table:table-cell>
          <table:table-cell table:style-name="Taula1.A2" office:value-type="string">
            <text:p text:style-name="P2"/>
          </table:table-cell>
          <table:table-cell table:style-name="Taula1.C2" office:value-type="string">
            <text:p text:style-name="P2"/>
          </table:table-cell>
        </table:table-row>
        <table:table-row>
          <table:table-cell table:style-name="Taula1.A2" office:value-type="string">
            <text:p text:style-name="Table_20_Contents">02+2</text:p>
          </table:table-cell>
          <table:table-cell table:style-name="Taula1.A2" office:value-type="string">
            <text:p text:style-name="P2"/>
          </table:table-cell>
          <table:table-cell table:style-name="Taula1.C2" office:value-type="string">
            <text:p text:style-name="P2"/>
          </table:table-cell>
        </table:table-row>
        <table:table-row>
          <table:table-cell table:style-name="Taula1.A2" office:value-type="string">
            <text:p text:style-name="Table_20_Contents">0x10/02</text:p>
          </table:table-cell>
          <table:table-cell table:style-name="Taula1.A2" office:value-type="string">
            <text:p text:style-name="P2"/>
          </table:table-cell>
          <table:table-cell table:style-name="Taula1.C2" office:value-type="string">
            <text:p text:style-name="P2"/>
          </table:table-cell>
        </table:table-row>
        <table:table-row>
          <table:table-cell table:style-name="Taula1.A2" office:value-type="string">
            <text:p text:style-name="Table_20_Contents">0xFF/5</text:p>
          </table:table-cell>
          <table:table-cell table:style-name="Taula1.A2" office:value-type="string">
            <text:p text:style-name="P2"/>
          </table:table-cell>
          <table:table-cell table:style-name="Taula1.C2" office:value-type="string">
            <text:p text:style-name="P2"/>
          </table:table-cell>
        </table:table-row>
        <table:table-row>
          <table:table-cell table:style-name="Taula1.A2" office:value-type="string">
            <text:p text:style-name="Table_20_Contents">-0xFF/5</text:p>
          </table:table-cell>
          <table:table-cell table:style-name="Taula1.A2" office:value-type="string">
            <text:p text:style-name="P2"/>
          </table:table-cell>
          <table:table-cell table:style-name="Taula1.C2" office:value-type="string">
            <text:p text:style-name="P2"/>
          </table:table-cell>
        </table:table-row>
        <table:table-row>
          <table:table-cell table:style-name="Taula1.A2" office:value-type="string">
            <text:p text:style-name="Table_20_Contents">(byte)(0xFF/5)</text:p>
          </table:table-cell>
          <table:table-cell table:style-name="Taula1.A2" office:value-type="string">
            <text:p text:style-name="P2"/>
          </table:table-cell>
          <table:table-cell table:style-name="Taula1.C2" office:value-type="string">
            <text:p text:style-name="P2"/>
          </table:table-cell>
        </table:table-row>
        <table:table-row>
          <table:table-cell table:style-name="Taula1.A2" office:value-type="string">
            <text:p text:style-name="Table_20_Contents">3/4*Math.PI</text:p>
          </table:table-cell>
          <table:table-cell table:style-name="Taula1.A2" office:value-type="string">
            <text:p text:style-name="P2"/>
          </table:table-cell>
          <table:table-cell table:style-name="Taula1.C2" office:value-type="string">
            <text:p text:style-name="P2"/>
          </table:table-cell>
        </table:table-row>
        <table:table-row>
          <table:table-cell table:style-name="Taula1.A2" office:value-type="string">
            <text:p text:style-name="Table_20_Contents">3.0/4*Math.PI</text:p>
          </table:table-cell>
          <table:table-cell table:style-name="Taula1.A2" office:value-type="string">
            <text:p text:style-name="P2"/>
          </table:table-cell>
          <table:table-cell table:style-name="Taula1.C2" office:value-type="string">
            <text:p text:style-name="P2"/>
          </table:table-cell>
        </table:table-row>
        <table:table-row>
          <table:table-cell table:style-name="Taula1.A2" office:value-type="string">
            <text:p text:style-name="Table_20_Contents">Math.pow(2,3)</text:p>
          </table:table-cell>
          <table:table-cell table:style-name="Taula1.A2" office:value-type="string">
            <text:p text:style-name="P2"/>
          </table:table-cell>
          <table:table-cell table:style-name="Taula1.C2" office:value-type="string">
            <text:p text:style-name="P2"/>
          </table:table-cell>
        </table:table-row>
        <table:table-row>
          <table:table-cell table:style-name="Taula1.A2" office:value-type="string">
            <text:p text:style-name="Table_20_Contents">Math.sqrt(4)</text:p>
          </table:table-cell>
          <table:table-cell table:style-name="Taula1.A2" office:value-type="string">
            <text:p text:style-name="P2"/>
          </table:table-cell>
          <table:table-cell table:style-name="Taula1.C2" office:value-type="string">
            <text:p text:style-name="P2"/>
          </table:table-cell>
        </table:table-row>
      </table:table>
      <text:list xml:id="list102148250179522" text:continue-numbering="true" text:style-name="Numbering_20_1">
        <text:list-item>
          <text:p text:style-name="P7">Determineu el resultat de les expressions numèriques següents: </text:p>
          <text:list>
            <text:list-item>
              <text:p text:style-name="P7">30 % 4 - 30 - 2 ∗ 5 </text:p>
            </text:list-item>
            <text:list-item>
              <text:p text:style-name="P7">5 / 2 - 5.0/2 </text:p>
            </text:list-item>
            <text:list-item>
              <text:p text:style-name="P7">10 - 10.0/2 ∗ 3 + 5 </text:p>
            </text:list-item>
            <text:list-item>
              <text:p text:style-name="P7">10 - 10.0/(2 ∗ 3) + 5 </text:p>
            </text:list-item>
          </text:list>
        </text:list-item>
        <text:list-item>
          <text:p text:style-name="P7">Trobeu les expressions en Java que calculin el mateix valor que les expressions matemàtiques següents: </text:p>
          <text:list>
            <text:list-item>
              <text:p text:style-name="P7"><draw:frame draw:style-name="fr1" draw:name="Object1" text:anchor-type="as-char" svg:width="0.489in" svg:height="0.3925in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ext:list-item>
            <text:list-item>
              <text:p text:style-name="P7"><draw:frame draw:style-name="fr1" draw:name="Object2" text:anchor-type="as-char" svg:width="0.7244in" svg:height="0.3925in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ext:list-item>
            <text:list-item>
              <text:p text:style-name="P7"><text:soft-page-break/><draw:frame draw:style-name="fr1" draw:name="Object3" text:anchor-type="as-char" svg:width="0.5272in" svg:height="0.8335in" draw:z-index="2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</text:list>
        </text:list-item>
        <text:list-item>
          <text:p text:style-name="P7">Escriu la següent expressió en Java:</text:p>
          <text:list>
            <text:list-item>
              <text:p text:style-name="P7"><draw:frame draw:style-name="fr1" draw:name="Objecte1" text:anchor-type="as-char" svg:width="1.0874in" svg:height="0.6016in" draw:z-index="3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  <text:list-item>
              <text:p text:style-name="P7"><draw:frame draw:style-name="fr1" draw:name="Objecte2" text:anchor-type="as-char" svg:width="0.7783in" svg:height="0.3925in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ext:list-item>
            <text:list-item>
              <text:p text:style-name="P7"><draw:frame draw:style-name="fr1" draw:name="Objecte3" text:anchor-type="as-char" svg:width="1.3756in" svg:height="0.4236in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ext:list-item>
            <text:list-item>
              <text:p text:style-name="P7"><draw:frame draw:style-name="fr1" draw:name="Objecte4" text:anchor-type="as-char" svg:width="0.7965in" svg:height="0.8098in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ext:list-item>
          </text:list>
        </text:list-item>
        <text:list-item>
          <text:p text:style-name="P7">Avalua les següents expressions:</text:p>
        </text:list-item>
      </text:list>
      <table:table table:name="Taula3" table:style-name="Taula3">
        <table:table-column table:style-name="Taula3.A"/>
        <table:table-column table:style-name="Taula3.B"/>
        <table:table-column table:style-name="Taula3.C"/>
        <table:table-header-rows>
          <table:table-row>
            <table:table-cell table:style-name="Taula3.A1" office:value-type="string">
              <text:p text:style-name="Table_20_Heading">Expressió a avaluar</text:p>
            </table:table-cell>
            <table:table-cell table:style-name="Taula3.A1" office:value-type="string">
              <text:p text:style-name="Table_20_Heading">Valor</text:p>
            </table:table-cell>
            <table:table-cell table:style-name="Taula3.C1" office:value-type="string">
              <text:p text:style-name="Table_20_Heading">Tipus</text:p>
            </table:table-cell>
          </table:table-row>
        </table:table-header-rows>
        <table:table-row>
          <table:table-cell table:style-name="Taula3.A2" office:value-type="string">
            <text:p text:style-name="Table_20_Contents">12.1</text:p>
          </table:table-cell>
          <table:table-cell table:style-name="Taula3.A2" office:value-type="string">
            <text:p text:style-name="Table_20_Contents"><text:s/></text:p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12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-7.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0.13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.13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0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-0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-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23.45f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23.45F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23.45d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23.45D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(float)23.45D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(double)23.45f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(byte)23.45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1.3f+4.5d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ext:soft-page-break/>
        <table:table-row>
          <table:table-cell table:style-name="Taula3.A2" office:value-type="string">
            <text:p text:style-name="Table_20_Contents">10*10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(byte)(3.+3f)%4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Float.MAX_VALUE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Float.MIN_VALUE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bookmark-start text:name="DDE_LINK"/>D<text:bookmark-end text:name="DDE_LINK"/>ouble.MAX_VALUE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Double.MIN_VALUE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bookmark-start text:name="DDE_LINK5"/>D<text:bookmark-end text:name="DDE_LINK5"/>ouble.MAX_VALUE+1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12345678.12345678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-12345678.12345678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bookmark-start text:name="DDE_LINK3"/>0.00000000123<text:bookmark-end text:name="DDE_LINK3"/>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-0.00000000123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2.0e5*2.e-5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2.0e5/2.e-5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bookmark-start text:name="DDE_LINK2"/>0.01*0.01*0.01<text:bookmark-end text:name="DDE_LINK2"/>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(float)(0.01*0.01*0.01)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s/>1/3.0+1/3.0+1/3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s/>1/3.0+1/3+1/3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1+1e-6-1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bookmark-start text:name="DDE_LINK17"/>1-1+1e-6<text:bookmark-end text:name="DDE_LINK17"/>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</table:table>
      <text:list xml:id="list102148570880037" text:continue-numbering="true" text:style-name="Numbering_20_1">
        <text:list-item>
          <text:p text:style-name="Numbering_20_1">Avalua les següents expressions:</text:p>
        </text:list-item>
      </text:list>
      <table:table table:name="Taula2" table:style-name="Taula2">
        <table:table-column table:style-name="Taula2.A"/>
        <table:table-column table:style-name="Taula2.B"/>
        <table:table-column table:style-name="Taula2.C"/>
        <table:table-header-rows>
          <table:table-row>
            <table:table-cell table:style-name="Taula2.A1" office:value-type="string">
              <text:p text:style-name="Table_20_Heading">Expressió a avaluar</text:p>
            </table:table-cell>
            <table:table-cell table:style-name="Taula2.A1" office:value-type="string">
              <text:p text:style-name="Table_20_Heading">Valor</text:p>
            </table:table-cell>
            <table:table-cell table:style-name="Taula2.C1" office:value-type="string">
              <text:p text:style-name="Table_20_Heading">Tipus</text:p>
            </table:table-cell>
          </table:table-row>
        </table:table-header-rows>
        <table:table-row>
          <table:table-cell table:style-name="Taula2.A2" office:value-type="string">
            <text:p text:style-name="Table_20_Contents">1&lt;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&lt;=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2&lt;=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2&lt;=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&lt;-4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-4&lt;0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2&lt;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1&lt;=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4&lt;5-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4&lt;=5-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2*3&lt;(1+2)*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5&gt;2+4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&gt;=2*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2&gt;=3-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2*(5%2)&gt;=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ext:soft-page-break/>
        <table:table-row>
          <table:table-cell table:style-name="Taula2.A2" office:value-type="string">
            <text:p text:style-name="Table_20_Contents">0&gt;-4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-4&gt;0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2&gt;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1&gt;=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4&lt;=5-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4&lt;5-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2*3&gt;(1+2)*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1==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2!=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x12==1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==0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+0==0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-0==0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(1+2%3)&lt;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(1+2)%3==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(10-10%2)&lt;=10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-2*5==-10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-2*5&lt;-1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2 !=-2(-4%2)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xA==16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3==0x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<text:bookmark-start text:name="DDE_LINK4"/>0xAB+(11*03)&gt;1000<text:bookmark-end text:name="DDE_LINK4"/>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xAK+1&lt;1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82==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7 == '7'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7 &lt; 5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7&gt;=5 &amp;&amp; 5&gt;5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7&gt;=5 || 5&gt;5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3.0!=3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>2.31&lt;2.32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><text:bookmark-start text:name="DDE_LINK111"/>2.0==1.9999999999999999<text:bookmark-end text:name="DDE_LINK111"/>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</table:table>
      <text:list xml:id="list102148071864967" text:continue-numbering="true" text:style-name="Numbering_20_1">
        <text:list-item>
          <text:p text:style-name="P7">Avalua les següents expressions:</text:p>
        </text:list-item>
      </text:list>
      <table:table table:name="Taula4" table:style-name="Taula4">
        <table:table-column table:style-name="Taula4.A"/>
        <table:table-column table:style-name="Taula4.B"/>
        <table:table-column table:style-name="Taula4.C"/>
        <table:table-header-rows>
          <table:table-row>
            <table:table-cell table:style-name="Taula4.A1" office:value-type="string">
              <text:p text:style-name="Table_20_Heading">Expressió a avaluar</text:p>
            </table:table-cell>
            <table:table-cell table:style-name="Taula4.A1" office:value-type="string">
              <text:p text:style-name="Table_20_Heading">Valor</text:p>
            </table:table-cell>
            <table:table-cell table:style-name="Taula4.C1" office:value-type="string">
              <text:p text:style-name="Table_20_Heading">Tipus</text:p>
            </table:table-cell>
          </table:table-row>
        </table:table-header-rows>
        <table:table-row>
          <table:table-cell table:style-name="Taula4.A2" office:value-type="string">
            <text:p text:style-name="Table_20_Contents">!true</text:p>
          </table:table-cell>
          <table:table-cell table:style-name="Taula4.A2" office:value-type="string">
            <text:p text:style-name="Table_20_Contents"><text:s/></text:p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!fals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false<text:bookmark-start text:name="DDE_LINK1"/>&amp;&amp;<text:bookmark-end text:name="DDE_LINK1"/>fals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ext:soft-page-break/>
        <table:table-row>
          <table:table-cell table:style-name="Taula4.A2" office:value-type="string">
            <text:p text:style-name="Table_20_Contents">false<text:bookmark-start text:name="DDE_LINK12"/>&amp;&amp;<text:bookmark-end text:name="DDE_LINK12"/>tru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true<text:bookmark-start text:name="DDE_LINK13"/>&amp;&amp;<text:bookmark-end text:name="DDE_LINK13"/>fals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true&amp;&amp;tru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false<text:bookmark-start text:name="DDE_LINK14"/>|<text:bookmark-end text:name="DDE_LINK14"/>|fals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false<text:bookmark-start text:name="DDE_LINK141"/><text:bookmark-start text:name="DDE_LINK121"/>|<text:bookmark-end text:name="DDE_LINK141"/><text:bookmark-end text:name="DDE_LINK121"/>|tru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true<text:bookmark-start text:name="DDE_LINK142"/><text:bookmark-start text:name="DDE_LINK131"/>|<text:bookmark-end text:name="DDE_LINK142"/><text:bookmark-end text:name="DDE_LINK131"/>|fals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true<text:bookmark-start text:name="DDE_LINK143"/>|<text:bookmark-end text:name="DDE_LINK143"/>|tru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<text:bookmark-start text:name="DDE_LINK8"/><text:bookmark-start text:name="DDE_LINK7"/>true<text:bookmark-start text:name="DDE_LINK132"/>&amp;&amp;<text:bookmark-end text:name="DDE_LINK132"/>false||<text:bookmark-end text:name="DDE_LINK7"/>true<text:bookmark-end text:name="DDE_LINK8"/>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!true&amp;&amp;tru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!(true&amp;&amp;false)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!(true||false)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(byte)tru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false&lt;tru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<text:bookmark-start text:name="DDE_LINK9"/>false+true<text:bookmark-end text:name="DDE_LINK9"/>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<text:bookmark-start text:name="DDE_LINK10"/>5&lt;3&amp;&amp;4&gt;=4<text:bookmark-end text:name="DDE_LINK10"/>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12%2==0&amp;&amp;12%4==0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(10/2!=5||10%2==0)&amp;&amp;1==1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!(3==2)||(3==2)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</table:table>
      <text:list xml:id="list102149546907472" text:continue-numbering="true" text:style-name="Numbering_20_1">
        <text:list-item>
          <text:p text:style-name="Numbering_20_1">Determina el valor de z i c en finalitzar les següents instruccions:</text:p>
        </text:list-item>
      </text:list>
      <text:p text:style-name="P5">int x = 3;</text:p>
      <text:p text:style-name="P5">int y = 2;</text:p>
      <text:p text:style-name="P5">int z;</text:p>
      <text:p text:style-name="P5">boolean b = false;</text:p>
      <text:p text:style-name="P5">boolean c;</text:p>
      <text:p text:style-name="P5">z = ( x + 4 * y ) % 3;</text:p>
      <text:p text:style-name="P5">c = ( x &gt; y &amp;&amp; !c)||(x==y);</text:p>
      <text:list xml:id="list102149027645484" text:continue-numbering="true" text:style-name="Numbering_20_1">
        <text:list-item>
          <text:p text:style-name="Numbering_20_1">Determina el valor de z i c en finalitzar les següents instruccions:</text:p>
        </text:list-item>
      </text:list>
      <text:p text:style-name="P5">int x = 8;</text:p>
      <text:p text:style-name="P5">int y = 5;</text:p>
      <text:p text:style-name="P5">int z;</text:p>
      <text:p text:style-name="P5">boolean b = true;</text:p>
      <text:p text:style-name="P5">boolean c;</text:p>
      <text:p text:style-name="P5">z = (( y + x /2) % 2 ) * 5;</text:p>
      <text:p text:style-name="P5">c = b &amp;&amp; ( x &gt; 0 || !( y&lt;5 ));</text:p>
      <text:list xml:id="list102148048097842" text:continue-numbering="true" text:style-name="Numbering_20_1">
        <text:list-item>
          <text:p text:style-name="Numbering_20_1">Determineu el valor de les expressions booleanes següents suposant que els valors de les variables a, b i c són, respectivament, fals, fals i cert: </text:p>
          <text:list>
            <text:list-item>
              <text:p text:style-name="Numbering_20_1">a || b || c </text:p>
            </text:list-item>
            <text:list-item>
              <text:p text:style-name="Numbering_20_1">a || b || !a </text:p>
            </text:list-item>
            <text:list-item>
              <text:p text:style-name="Numbering_20_1"><text:soft-page-break/>c &amp;&amp; !a || b </text:p>
            </text:list-item>
            <text:list-item>
              <text:p text:style-name="Numbering_20_1">!(a || b) &amp;&amp; c </text:p>
            </text:list-item>
            <text:list-item>
              <text:p text:style-name="Numbering_20_1">!a &amp;&amp; !b &amp;&amp; c </text:p>
            </text:list-item>
          </text:list>
        </text:list-item>
        <text:list-item>
          <text:p text:style-name="Numbering_20_1">Escriu l'expressió que ens serviria per determinar que x està entre 0 i 10.</text:p>
        </text:list-item>
        <text:list-item>
          <text:p text:style-name="Numbering_20_1">Determineu el valor de les següents expressions, o digueu si provocarien alguna mena d’error, suposant que x = 0, y = 1, a = fals i b = cert: </text:p>
          <text:list>
            <text:list-item>
              <text:p text:style-name="Numbering_20_1">x &gt; y </text:p>
            </text:list-item>
            <text:list-item>
              <text:p text:style-name="Numbering_20_1">a &gt; b </text:p>
            </text:list-item>
            <text:list-item>
              <text:p text:style-name="Numbering_20_1">(x &lt; y) == (a || b) </text:p>
            </text:list-item>
            <text:list-item>
              <text:p text:style-name="Numbering_20_1">x &lt; y &lt;= y </text:p>
            </text:list-item>
            <text:list-item>
              <text:p text:style-name="Numbering_20_1">x == y == a == b </text:p>
            </text:list-item>
            <text:list-item>
              <text:p text:style-name="Numbering_20_1">x == y == (a == b) </text:p>
            </text:list-item>
            <text:list-item>
              <text:p text:style-name="Numbering_20_1">x == (y == a) == b </text:p>
            </text:list-item>
          </text:list>
        </text:list-item>
        <text:list-item>
          <text:p text:style-name="Numbering_20_1">Escriviu expressions booleanes per a les següents especificacions: </text:p>
          <text:list>
            <text:list-item>
              <text:p text:style-name="Numbering_20_1">Donades dues parelles d’enters (a, b) i (c, d) que representen el vèrtex inferior esquerre i el vèrtex superior dret d’un rectangle amb costats paral·lels als eixos de coordenades, determinar si un tercer punt (x, y) està dins del rectangle. </text:p>
            </text:list-item>
            <text:list-item>
              <text:p text:style-name="Numbering_20_1">Determinar si un número positiu n representa un any de traspàs. Els anys de traspàs són aquells que són múltiples de 400 i aquells que són múltiples de 4 però no de 100. Per exemple, 1964, 2004 i 2400 són de traspàs, però 1977, 2100 i 1800 no. </text:p>
            </text:list-item>
            <text:list-item>
              <text:p text:style-name="Numbering_20_1">Determinar si dos intervals tancats [a, b] i [c, d] s’intersequen. I si els intervals són oberts? </text:p>
            </text:list-item>
          </text:list>
        </text:list-item>
        <text:list-item>
          <text:p text:style-name="Numbering_20_1">Suposant que n és una variable de tipus enter, què podem dir de la següent expressió? </text:p>
          <text:p text:style-name="P9">(n &gt; 4) || (n &lt; 5)</text:p>
          <text:list>
            <text:list-item>
              <text:p text:style-name="Numbering_20_1">El seu valor és fals, independentment del valor de n. </text:p>
            </text:list-item>
            <text:list-item>
              <text:p text:style-name="Numbering_20_1">El seu valor és cert, independentment del valor de n. </text:p>
            </text:list-item>
            <text:list-item>
              <text:p text:style-name="Numbering_20_1">El seu valor dependrà del valor de n. </text:p>
            </text:list-item>
            <text:list-item>
              <text:p text:style-name="Numbering_20_1"><text:soft-page-break/>És incorrecta. </text:p>
            </text:list-item>
          </text:list>
        </text:list-item>
        <text:list-item>
          <text:p text:style-name="Numbering_20_1">Suposant que n és una variable de tipus enter, què podem dir de la següent expressió? </text:p>
          <text:p text:style-name="P9">(n &gt; 4) &amp;&amp; (n &lt; 5) </text:p>
          <text:list>
            <text:list-item>
              <text:p text:style-name="Numbering_20_1">El seu valor és fals, independentment del valor de n. </text:p>
            </text:list-item>
            <text:list-item>
              <text:p text:style-name="Numbering_20_1">El seu valor é́s cert, independentment del valor de n. </text:p>
            </text:list-item>
            <text:list-item>
              <text:p text:style-name="Numbering_20_1">El seu valor dependrà del valor de n. </text:p>
            </text:list-item>
            <text:list-item>
              <text:p text:style-name="Numbering_20_1">És incorrecta. </text:p>
            </text:list-item>
          </text:list>
        </text:list-item>
        <text:list-item>
          <text:p text:style-name="Numbering_20_1">Escriu el resultat de la següent expressió:</text:p>
          <text:p text:style-name="P9">4 &gt; 5 || !(45 == 7) &amp;&amp; 7 + 3 &lt; 5 – 2</text:p>
        </text:list-item>
        <text:list-item>
          <text:p text:style-name="Numbering_20_1">Escriu l'expressions en Java corresponent a la següent expressióo algebraica:</text:p>
          <text:p text:style-name="P9"><draw:frame draw:style-name="fr1" draw:name="Objecte5" text:anchor-type="as-char" svg:width="1.0398in" svg:height="0.1917in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Numbering_20_1">Escriure l'expressió en Java corresponent al següent enunciat: “Avaluar si el contingut de la variable preu està entre 15€ i 100€”</text:p>
        </text:list-item>
        <text:list-item>
          <text:p text:style-name="P7">Avalua les següents expressions, a partir dels valors de les variables indicades:</text:p>
        </text:list-item>
      </text:list>
      <table:table table:name="Taula7" table:style-name="Taula7">
        <table:table-column table:style-name="Taula7.A"/>
        <table:table-column table:style-name="Taula7.B"/>
        <table:table-column table:style-name="Taula7.C"/>
        <table:table-header-rows>
          <table:table-row>
            <table:table-cell table:style-name="Taula7.A1" office:value-type="string">
              <text:list xml:id="list102149541247624" text:continue-numbering="true" text:style-name="Numbering_20_1">
                <text:list-header>
                  <text:p text:style-name="P16">Expressió a avaluar</text:p>
                </text:list-header>
              </text:list>
            </table:table-cell>
            <table:table-cell table:style-name="Taula7.A1" office:value-type="string">
              <text:list xml:id="list102149833715969" text:continue-numbering="true" text:style-name="Numbering_20_1">
                <text:list-header>
                  <text:p text:style-name="P16">Valor</text:p>
                </text:list-header>
              </text:list>
            </table:table-cell>
            <table:table-cell table:style-name="Taula7.C1" office:value-type="string">
              <text:list xml:id="list102149844719802" text:continue-numbering="true" text:style-name="Numbering_20_1">
                <text:list-header>
                  <text:p text:style-name="P16">Tipus</text:p>
                </text:list-header>
              </text:list>
            </table:table-cell>
          </table:table-row>
        </table:table-header-rows>
        <table:table-row>
          <table:table-cell table:style-name="Taula7.A2" office:value-type="string">
            <text:p text:style-name="Table_20_Contents">int a=0;</text:p>
          </table:table-cell>
          <table:table-cell table:style-name="Taula7.A2" office:value-type="string">
            <text:p text:style-name="P4">- 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0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a=1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Valor de a?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int a=1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a=a+1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(short)0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Valor de a?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int a=0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int b=0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a=b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Valor de b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ext:soft-page-break/>
        <table:table-row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 ++;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Valor de a?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int a=1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++a;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int b=2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b=a++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Valor de a?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Valor de b?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int a=1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int b=2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b=++a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Valor de b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int b=2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b=a--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Valor de a?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Valor de b?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int a=1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a +=2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a *=2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a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int a=1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int b=2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int c=0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int d=0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c=a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d=b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a=d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b=c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a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ext:soft-page-break/>
        <table:table-row>
          <table:table-cell table:style-name="Taula7.A2" office:value-type="string">
            <text:p text:style-name="Table_20_Contents">b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double b=2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double c=a+b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c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oolean a=true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boolean b=true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boolean c=!(a&amp;&amp;b)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c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int b=2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boolean c=a&lt;b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c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double a=1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float <text:s/>b=2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a+b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double a=1+2-3f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a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int a=3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int b=4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int c=a+2*b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c=c+1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c=c-a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a=b*c;</text:p>
          </table:table-cell>
          <table:table-cell table:style-name="Taula7.A2" office:value-type="string">
            <text:p text:style-name="P4">-</text:p>
          </table:table-cell>
          <table:table-cell table:style-name="Taula7.C2" office:value-type="string">
            <text:p text:style-name="P4">-</text:p>
          </table:table-cell>
        </table:table-row>
        <table:table-row>
          <table:table-cell table:style-name="Taula7.A2" office:value-type="string">
            <text:p text:style-name="Table_20_Contents">a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c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boolean a=true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boolean b=a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int c=12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int d=c%5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b=a&amp;&amp;b||d&gt;c/2;</text:p>
          </table:table-cell>
          <table:table-cell table:style-name="Taula7.A4" office:value-type="string">
            <text:p text:style-name="P4">-</text:p>
          </table:table-cell>
          <table:table-cell table:style-name="Taula7.C4" office:value-type="string">
            <text:p text:style-name="P4">-</text:p>
          </table:table-cell>
        </table:table-row>
        <table:table-row>
          <table:table-cell table:style-name="Taula7.A4" office:value-type="string">
            <text:p text:style-name="Table_20_Contents">b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</table:table>
      <text:list xml:id="list102149382298099" text:continue-numbering="true" text:style-name="Numbering_20_1">
        <text:list-header>
          <text:p text:style-name="P10"/>
        </text:list-header>
        <text:list-item>
          <text:p text:style-name="P7">De les següents constants de tipus caràcter, digueu si són correctes o no. Si no són correctes, digueu per què no ho són:</text:p>
          <text:list>
            <text:list-item>
              <text:p text:style-name="P7"><text:soft-page-break/>'f'</text:p>
            </text:list-item>
            <text:list-item>
              <text:p text:style-name="P7">'1'</text:p>
            </text:list-item>
            <text:list-item>
              <text:p text:style-name="P7">'ab'</text:p>
            </text:list-item>
            <text:list-item>
              <text:p text:style-name="P7">“fhj”</text:p>
            </text:list-item>
            <text:list-item>
              <text:p text:style-name="P7">“5”</text:p>
            </text:list-item>
            <text:list-item>
              <text:p text:style-name="P7">'H'</text:p>
            </text:list-item>
            <text:list-item>
              <text:p text:style-name="P7">'*'</text:p>
            </text:list-item>
            <text:list-item>
              <text:p text:style-name="P7">'10'</text:p>
            </text:list-item>
            <text:list-item>
              <text:p text:style-name="P7">3</text:p>
            </text:list-item>
          </text:list>
        </text:list-item>
        <text:list-item>
          <text:p text:style-name="Numbering_20_1">Avalua les següents expressions:</text:p>
        </text:list-item>
      </text:list>
      <table:table table:name="Taula5" table:style-name="Taula5">
        <table:table-column table:style-name="Taula5.A"/>
        <table:table-column table:style-name="Taula5.B"/>
        <table:table-column table:style-name="Taula5.C"/>
        <table:table-header-rows>
          <table:table-row>
            <table:table-cell table:style-name="Taula5.A1" office:value-type="string">
              <text:p text:style-name="Table_20_Heading">Expressió a avaluar</text:p>
            </table:table-cell>
            <table:table-cell table:style-name="Taula5.A1" office:value-type="string">
              <text:p text:style-name="Table_20_Heading">Valor</text:p>
            </table:table-cell>
            <table:table-cell table:style-name="Taula5.C1" office:value-type="string">
              <text:p text:style-name="Table_20_Heading">Tipus</text:p>
            </table:table-cell>
          </table:table-row>
        </table:table-header-rows>
        <table:table-row>
          <table:table-cell table:style-name="Taula5.A2" office:value-type="string">
            <text:p text:style-name="Table_20_Contents">'a'</text:p>
          </table:table-cell>
          <table:table-cell table:style-name="Taula5.A2" office:value-type="string">
            <text:p text:style-name="Table_20_Contents"><text:s/></text:p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(int)'a'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'a'+25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(char)68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bookmark-start text:name="DDE_LINK25"/>(char)68.45<text:bookmark-end text:name="DDE_LINK25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bookmark-start text:name="DDE_LINK15"/>(char)('a'+25)<text:bookmark-end text:name="DDE_LINK15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(char)('a'-32)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bookmark-start text:name="DDE_LINK16"/>'a'+'z'-'a'<text:bookmark-end text:name="DDE_LINK16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bookmark-start text:name="DDE_LINK18"/>(char)('a'+'z'-'a')<text:bookmark-end text:name="DDE_LINK18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bookmark-start text:name="DDE_LINK19"/>'a'%3<text:bookmark-end text:name="DDE_LINK19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bookmark-start text:name="DDE_LINK20"/>'a'*'a'<text:bookmark-end text:name="DDE_LINK20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bookmark-start text:name="DDE_LINK21"/>'\u0061'<text:bookmark-end text:name="DDE_LINK21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'\u0031'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'\u0061'+'\u0061'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(int)<text:bookmark-start text:name="DDE_LINK24"/>Character.MAX_VALUE<text:bookmark-end text:name="DDE_LINK24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s/>(int)'\uFFFF'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(float)'\u0031'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(char)('\uFFFF'+1)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s/>'\ufffg'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bookmark-start text:name="DDE_LINK22"/>'a'&lt;='a'<text:bookmark-end text:name="DDE_LINK22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'a'&lt;'b'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ext:soft-page-break/>
        <table:table-row>
          <table:table-cell table:style-name="Taula5.A2" office:value-type="string">
            <text:p text:style-name="Table_20_Contents"><text:bookmark-start text:name="DDE_LINK23"/>'b'!='a'+1<text:bookmark-end text:name="DDE_LINK23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bookmark-start text:name="DDE_LINK26"/>0xAB&lt;'k'<text:bookmark-end text:name="DDE_LINK26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</table:table>
      <text:list xml:id="list102149295941353" text:continue-numbering="true" text:style-name="Numbering_20_1">
        <text:list-item>
          <text:p text:style-name="Numbering_20_1">Avalua les següents expressions:</text:p>
        </text:list-item>
      </text:list>
      <table:table table:name="Taula6" table:style-name="Taula6">
        <table:table-column table:style-name="Taula6.A"/>
        <table:table-column table:style-name="Taula6.B"/>
        <table:table-column table:style-name="Taula6.C"/>
        <table:table-row>
          <table:table-cell table:style-name="Taula6.A1" office:value-type="string">
            <text:p text:style-name="Table_20_Heading">Expressió a avaluar</text:p>
          </table:table-cell>
          <table:table-cell table:style-name="Taula6.A1" office:value-type="string">
            <text:p text:style-name="Table_20_Heading">Valor</text:p>
          </table:table-cell>
          <table:table-cell table:style-name="Taula6.C1" office:value-type="string">
            <text:p text:style-name="Table_20_Heading">Tipus</text:p>
          </table:table-cell>
        </table:table-row>
        <table:table-row>
          <table:table-cell table:style-name="Taula6.A2" office:value-type="string">
            <text:p text:style-name="Table_20_Contents"><text:bookmark-start text:name="DDE_LINK30"/><text:bookmark-start text:name="DDE_LINK29"/><text:bookmark-start text:name="DDE_LINK28"/><text:bookmark-start text:name="DDE_LINK27"/>“”<text:bookmark-end text:name="DDE_LINK30"/><text:bookmark-end text:name="DDE_LINK29"/><text:bookmark-end text:name="DDE_LINK28"/><text:bookmark-end text:name="DDE_LINK27"/></text:p>
          </table:table-cell>
          <table:table-cell table:style-name="Taula6.A2" office:value-type="string">
            <text:p text:style-name="Table_20_Contents"><text:s/></text:p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“ “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“01234”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<text:bookmark-start text:name="DDE_LINK251"/>“01234”<text:bookmark-end text:name="DDE_LINK251"/>+”abc”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”abc”+<text:bookmark-start text:name="DDE_LINK2511"/>“01234”<text:bookmark-end text:name="DDE_LINK2511"/>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”abc”+123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123+”abc”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“abc”+'6'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“abc”+true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”abc”*2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</table:table>
      <text:list xml:id="list102149357840514" text:continue-numbering="true" text:style-name="Numbering_20_1">
        <text:list-item>
          <text:p text:style-name="P7">Calculeu el valor de les següents expressions:</text:p>
          <text:list>
            <text:list-item>
              <text:p text:style-name="P7">27 % 4 +15 / 4</text:p>
            </text:list-item>
            <text:list-item>
              <text:p text:style-name="P7">37 / Math.pow(4,2) – 2</text:p>
            </text:list-item>
            <text:list-item>
              <text:p text:style-name="P7">9 * 2 / 3 * 25 * 3</text:p>
            </text:list-item>
            <text:list-item>
              <text:p text:style-name="P7">Math.pow(7 * 3 – 4 * 4,2) / 4 * 2</text:p>
            </text:list-item>
            <text:list-item>
              <text:p text:style-name="P7">25 &gt;= 7 &amp;&amp; !(7 &lt;= 2)</text:p>
            </text:list-item>
            <text:list-item>
              <text:p text:style-name="P7">24 &gt; 5 &amp;&amp; 10 &lt;= 10 || 10 == 5</text:p>
            </text:list-item>
            <text:list-item>
              <text:p text:style-name="P7">(10 &lt;= 15 || 23 == 13) &amp;&amp; !(8 == 8)</text:p>
            </text:list-item>
            <text:list-item>
              <text:p text:style-name="P7">(!(6 / 3 &gt; 3) || 7 &gt; 7) &amp;&amp; (3 &lt;= 9 / 2 || 2 + 3 &lt;= 7 / 2)</text:p>
            </text:list-item>
            <text:list-item>
              <text:p text:style-name="P7">“Pere “+”Rius”</text:p>
            </text:list-item>
            <text:list-item>
              <text:p text:style-name="P7">'H' &lt; 'J' || '9' == '7'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adornments="Condensed" style:font-family-generic="swiss" style:font-pitch="variable"/>
    <style:font-face style:name="OpenSymbol" svg:font-family="OpenSymbol" style:font-adornments="Regular" style:font-pitch="variable" style:font-charset="x-symbol"/>
    <style:font-face style:name="StarSymbol" svg:font-family="StarSymbol" style:font-charset="x-symbol"/>
    <style:font-face style:name="StarSymbol1" svg:font-family="Star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ans" fo:font-size="12pt" fo:language="ca" fo:country="ES" style:letter-kerning="true" style:font-name-asian="DejaVu Sans2" style:font-size-asian="12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DejaVu Sans" fo:font-size="12pt" fo:language="ca" fo:country="ES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list-style-name="" style:class="text">
      <style:paragraph-properties fo:margin-left="0in" fo:margin-right="0in" fo:margin-top="0in" fo:margin-bottom="0.0835in" style:contextual-spacing="false" fo:text-align="justify" style:justify-single-word="false" fo:text-indent="0in" style:auto-text-indent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1in" fo:margin-bottom="0.161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in" fo:margin-right="0in" fo:margin-top="0.1575in" fo:margin-bottom="0.0827in" style:contextual-spacing="false" fo:text-align="justify" style:justify-single-word="false" fo:text-indent="0in" style:auto-text-indent="false"/>
      <style:text-properties fo:font-size="10.5pt"/>
    </style:style>
    <style:style style:name="Numbering_20_1_20_End" style:display-name="Numbering 1 End" style:family="paragraph" style:parent-style-name="List" style:class="list">
      <style:paragraph-properties fo:margin-left="0.252in" fo:margin-right="0in" fo:margin-top="0in" fo:margin-bottom="0in" style:contextual-spacing="false" fo:text-indent="0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3937in" fo:margin-right="0in" fo:margin-top="0in" fo:margin-bottom="0in" style:contextual-spacing="false" fo:text-indent="0in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252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3937in" fo:margin-right="0in" fo:margin-top="0in" fo:margin-bottom="0.0835in" style:contextual-spacing="false" fo:text-indent="0in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99ccff"/>
      <style:paragraph-properties fo:margin-top="0in" fo:margin-bottom="0in" style:contextual-spacing="false" fo:background-color="transparent" fo:padding="0.0783in" fo:border-left="none" fo:border-right="none" fo:border-top="none" fo:border-bottom="0.06pt solid #000000" style:shadow="non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size-asian="10.5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0.3937in" fo:margin-right="0.3937in" fo:text-align="justify" style:justify-single-word="false" fo:text-indent="0in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s_20_del_20_text_20_correcció" style:display-name="Cos del text correcció" style:family="paragraph" style:parent-style-name="Text_20_body">
      <style:text-properties fo:color="#800000" loext:opacity="100%"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Bullet_20_Symbols" loext:num-list-format="%2%" text:bullet-char="⁰">
        <style:list-level-properties text:space-before="0.1579in" text:min-label-width="0.1575in"/>
        <style:text-properties style:font-name="DejaVu Sans3"/>
      </text:list-level-style-bullet>
      <text:list-level-style-bullet text:level="3" text:style-name="Bullet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loext:num-list-format="%1%" text:bullet-char="">
        <style:list-level-properties text:min-label-width="0.1181in"/>
        <style:text-properties style:font-name="StarSymbol"/>
      </text:list-level-style-bullet>
      <text:list-level-style-bullet text:level="2" text:style-name="Bullet_20_Symbols" loext:num-list-format="%2%" text:bullet-char="">
        <style:list-level-properties/>
        <style:text-properties style:font-name="StarSymbol"/>
      </text:list-level-style-bullet>
      <text:list-level-style-bullet text:level="3" text:style-name="Bullet_20_Symbols" loext:num-list-format="%3%" text:bullet-char="">
        <style:list-level-properties text:space-before="0.2362in" text:min-label-width="0.1181in"/>
        <style:text-properties style:font-name="StarSymbol"/>
      </text:list-level-style-bullet>
      <text:list-level-style-bullet text:level="4" text:style-name="Bullet_20_Symbols" loext:num-list-format="%4%" text:bullet-char="">
        <style:list-level-properties text:space-before="0.3539in" text:min-label-width="0.1181in"/>
        <style:text-properties style:font-name="StarSymbol"/>
      </text:list-level-style-bullet>
      <text:list-level-style-bullet text:level="5" text:style-name="Bullet_20_Symbols" loext:num-list-format="%5%" text:bullet-char="">
        <style:list-level-properties text:space-before="0.472in" text:min-label-width="0.1181in"/>
        <style:text-properties style:font-name="StarSymbol"/>
      </text:list-level-style-bullet>
      <text:list-level-style-bullet text:level="6" text:style-name="Bullet_20_Symbols" loext:num-list-format="%6%" text:bullet-char="">
        <style:list-level-properties text:space-before="0.5902in" text:min-label-width="0.1181in"/>
        <style:text-properties style:font-name="StarSymbol"/>
      </text:list-level-style-bullet>
      <text:list-level-style-bullet text:level="7" text:style-name="Bullet_20_Symbols" loext:num-list-format="%7%" text:bullet-char="">
        <style:list-level-properties text:space-before="0.7091in" text:min-label-width="0.1181in"/>
        <style:text-properties style:font-name="StarSymbol"/>
      </text:list-level-style-bullet>
      <text:list-level-style-bullet text:level="8" text:style-name="Bullet_20_Symbols" loext:num-list-format="%8%" text:bullet-char="">
        <style:list-level-properties text:space-before="0.8272in" text:min-label-width="0.1181in"/>
        <style:text-properties style:font-name="StarSymbol"/>
      </text:list-level-style-bullet>
      <text:list-level-style-bullet text:level="9" text:style-name="Bullet_20_Symbols" loext:num-list-format="%9%" text:bullet-char="">
        <style:list-level-properties text:space-before="0.9453in" text:min-label-width="0.1181in"/>
        <style:text-properties style:font-name="StarSymbol"/>
      </text:list-level-style-bullet>
      <text:list-level-style-bullet text:level="10" text:style-name="Bullet_20_Symbols" loext:num-list-format="%10%" text:bullet-char="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loext:num-list-format="%1%" text:bullet-char="">
        <style:list-level-properties text:min-label-width="0.1555in"/>
        <style:text-properties style:font-name="StarSymbol"/>
      </text:list-level-style-bullet>
      <text:list-level-style-bullet text:level="2" text:style-name="Bullet_20_Symbols" loext:num-list-format="%2%" text:bullet-char="">
        <style:list-level-properties text:space-before="0.1555in" text:min-label-width="0.1555in"/>
        <style:text-properties style:font-name="StarSymbol"/>
      </text:list-level-style-bullet>
      <text:list-level-style-bullet text:level="3" text:style-name="Bullet_20_Symbols" loext:num-list-format="%3%" text:bullet-char="">
        <style:list-level-properties text:min-label-width="0.1555in"/>
        <style:text-properties style:font-name="StarSymbol"/>
      </text:list-level-style-bullet>
      <text:list-level-style-bullet text:level="4" text:style-name="Bullet_20_Symbols" loext:num-list-format="%4%" text:bullet-char="">
        <style:list-level-properties text:space-before="0.1555in" text:min-label-width="0.1555in"/>
        <style:text-properties style:font-name="StarSymbol"/>
      </text:list-level-style-bullet>
      <text:list-level-style-bullet text:level="5" text:style-name="Bullet_20_Symbols" loext:num-list-format="%5%" text:bullet-char="">
        <style:list-level-properties text:min-label-width="0.1555in"/>
        <style:text-properties style:font-name="StarSymbol"/>
      </text:list-level-style-bullet>
      <text:list-level-style-bullet text:level="6" text:style-name="Bullet_20_Symbols" loext:num-list-format="%6%" text:bullet-char="">
        <style:list-level-properties text:space-before="0.1555in" text:min-label-width="0.1555in"/>
        <style:text-properties style:font-name="StarSymbol"/>
      </text:list-level-style-bullet>
      <text:list-level-style-bullet text:level="7" text:style-name="Bullet_20_Symbols" loext:num-list-format="%7%" text:bullet-char="">
        <style:list-level-properties text:min-label-width="0.1555in"/>
        <style:text-properties style:font-name="StarSymbol"/>
      </text:list-level-style-bullet>
      <text:list-level-style-bullet text:level="8" text:style-name="Bullet_20_Symbols" loext:num-list-format="%8%" text:bullet-char="">
        <style:list-level-properties text:space-before="0.1555in" text:min-label-width="0.1555in"/>
        <style:text-properties style:font-name="StarSymbol"/>
      </text:list-level-style-bullet>
      <text:list-level-style-bullet text:level="9" text:style-name="Bullet_20_Symbols" loext:num-list-format="%9%" text:bullet-char="">
        <style:list-level-properties text:min-label-width="0.1555in"/>
        <style:text-properties style:font-name="StarSymbol"/>
      </text:list-level-style-bullet>
      <text:list-level-style-bullet text:level="10" text:style-name="Bullet_20_Symbols" loext:num-list-format="%10%" text:bullet-char="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1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1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1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1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1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1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1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1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1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1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1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1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1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1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1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1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1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1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1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distance="0.0398in"/>
      </text:list-level-style-number>
      <text:list-level-style-number text:level="2" text:style-name="Numbering_20_Symbols" loext:num-list-format="%2%." style:num-suffix="." style:num-format="a">
        <style:list-level-properties text:space-before="0.1972in" text:min-label-distance="0.0398in"/>
      </text:list-level-style-number>
      <text:list-level-style-bullet text:level="3" text:style-name="Bullet_20_Symbols" loext:num-list-format="%3%" text:bullet-char="">
        <style:list-level-properties text:space-before="0.3937in" text:min-label-width="0.1965in" text:min-label-distance="0.0398in"/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space-before="0.5909in" text:min-label-width="0.1965in" text:min-label-distance="0.0398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 text:min-label-distance="0.0398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 text:min-label-distance="0.0398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 text:min-label-distance="0.0398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 text:min-label-distance="0.0398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 text:min-label-distance="0.0398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 text:min-label-distance="0.0398in"/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a">
        <style:list-level-properties text:min-label-distance="0.0783in"/>
      </text:list-level-style-number>
      <text:list-level-style-number text:level="2" text:style-name="Numbering_20_Symbols" loext:num-list-format="%2%." style:num-suffix="." style:num-format="a" text:start-value="2">
        <style:list-level-properties text:space-before="0.1965in" text:min-label-distance="0.0783in"/>
      </text:list-level-style-number>
      <text:list-level-style-number text:level="3" text:style-name="Numbering_20_Symbols" loext:num-list-format="%3%." style:num-suffix="." style:num-format="a" text:start-value="3">
        <style:list-level-properties text:space-before="0.3929in"/>
      </text:list-level-style-number>
      <text:list-level-style-number text:level="4" text:style-name="Numbering_20_Symbols" loext:num-list-format="%4%." style:num-suffix="." style:num-format="a" text:start-value="4">
        <style:list-level-properties text:space-before="0.7866in"/>
      </text:list-level-style-number>
      <text:list-level-style-number text:level="5" text:style-name="Numbering_20_Symbols" loext:num-list-format="%5%." style:num-suffix="." style:num-format="a" text:start-value="5">
        <style:list-level-properties text:space-before="1.2791in"/>
      </text:list-level-style-number>
      <text:list-level-style-number text:level="6" text:style-name="Numbering_20_Symbols" loext:num-list-format="%6%." style:num-suffix="." style:num-format="a" text:start-value="6">
        <style:list-level-properties text:space-before="1.8693in"/>
      </text:list-level-style-number>
      <text:list-level-style-number text:level="7" text:style-name="Numbering_20_Symbols" loext:num-list-format="%7%." style:num-suffix="." style:num-format="a" text:start-value="7">
        <style:list-level-properties text:space-before="2.5783in"/>
      </text:list-level-style-number>
      <text:list-level-style-number text:level="8" text:style-name="Numbering_20_Symbols" loext:num-list-format="%8%." style:num-suffix="." style:num-format="a" text:start-value="8">
        <style:list-level-properties text:space-before="3.4839in"/>
      </text:list-level-style-number>
      <text:list-level-style-number text:level="9" text:style-name="Numbering_20_Symbols" loext:num-list-format="%9%." style:num-suffix="." style:num-format="a" text:start-value="9">
        <style:list-level-properties text:space-before="4.5075in"/>
      </text:list-level-style-number>
      <text:list-level-style-number text:level="10" text:style-name="Numbering_20_Symbols" loext:num-list-format="%10%." style:num-suffix="." style:num-format="a" text:start-value="10">
        <style:list-level-properties text:space-before="5.6102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1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1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1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1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1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1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ext-input text:description="tipusCicle">CFGS</text:text-input><text:s/><text:text-input text:description="Cicle">DAM</text:text-input><text:s/>- <text:text-input text:description="Crèdit">M03</text:text-input><text:tab/><text:tab/>Expression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monica</meta:initial-creator>
    <meta:creation-date>2009-09-28T11:37:43</meta:creation-date>
    <dc:date>2025-09-18T10:20:48.253569437</dc:date>
    <dc:language>ca-ES</dc:language>
    <meta:editing-cycles>36</meta:editing-cycles>
    <meta:editing-duration>PT7H49M56S</meta:editing-duration>
    <meta:document-statistic meta:table-count="7" meta:image-count="0" meta:object-count="8" meta:page-count="14" meta:paragraph-count="739" meta:word-count="1613" meta:character-count="7587" meta:non-whitespace-character-count="674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row>
        <math:mi>m</math:mi>
        <math:mo math:stretchy="false">+</math:mo>
        <math:mfrac>
          <math:mi>n</math:mi>
          <math:mi>p</math:mi>
        </math:mfrac>
      </math:mrow>
      <math:mrow>
        <math:mi>q</math:mi>
        <math:mo math:stretchy="false">−</math:mo>
        <math:mfrac>
          <math:mi>r</math:mi>
          <math:msup>
            <math:mi>s</math:mi>
            <math:mn>2</math:mn>
          </math:msup>
        </math:mfrac>
      </math:mrow>
    </math:mfrac>
    <math:annotation math:encoding="StarMath 5.0">{m+{n} over {p} } over {q-{r} over {s^2} } 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rac>
        <math:mi>m</math:mi>
        <math:mi>n</math:mi>
      </math:mfrac>
      <math:mo math:stretchy="false">+</math:mo>
      <math:mi>p</math:mi>
    </math:mrow>
    <math:annotation math:encoding="StarMath 5.0">{m} over {n} +p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m</math:mi>
      <math:mo math:stretchy="false">+</math:mo>
      <math:mfrac>
        <math:mi>n</math:mi>
        <math:mrow>
          <math:mi>p</math:mi>
          <math:mo math:stretchy="false">−</math:mo>
          <math:mi>q</math:mi>
        </math:mrow>
      </math:mfrac>
    </math:mrow>
    <math:annotation math:encoding="StarMath 5.0">m+{n} over {p-q}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a²</math:mi>
        <math:mrow>
          <math:mi>b</math:mi>
          <math:mo math:stretchy="false">−</math:mo>
          <math:mi>c</math:mi>
        </math:mrow>
      </math:mfrac>
      <math:mo math:stretchy="false">+</math:mo>
      <math:mfrac>
        <math:mrow>
          <math:mi>d</math:mi>
          <math:mo math:stretchy="false">−</math:mo>
          <math:mi>e</math:mi>
        </math:mrow>
        <math:mrow>
          <math:mi>f</math:mi>
          <math:mo math:stretchy="false">−</math:mo>
          <math:mfrac>
            <math:mrow>
              <math:mi>g</math:mi>
              <math:mo math:stretchy="false">⋅</math:mo>
              <math:mi>h</math:mi>
            </math:mrow>
            <math:mi>j</math:mi>
          </math:mfrac>
        </math:mrow>
      </math:mfrac>
    </math:mrow>
    <math:annotation math:encoding="StarMath 5.0">{a²} over {b-c} + {d-e} over {f-{g cdot h } over {j} }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row>
        <math:mn>3a</math:mn>
        <math:mo math:stretchy="false">+</math:mo>
        <math:mi>b</math:mi>
      </math:mrow>
      <math:mrow>
        <math:mi>c</math:mi>
        <math:mo math:stretchy="false">−</math:mo>
        <math:mfrac>
          <math:mrow>
            <math:mrow>
              <math:mi>d</math:mi>
              <math:mo math:stretchy="false">+</math:mo>
              <math:mn>5</math:mn>
            </math:mrow>
            <math:mi>e</math:mi>
          </math:mrow>
          <math:mrow>
            <math:mi>f</math:mi>
            <math:mo math:stretchy="false">+</math:mo>
            <math:mfrac>
              <math:mi>g</math:mi>
              <math:mn>2h</math:mn>
            </math:mfrac>
          </math:mrow>
        </math:mfrac>
      </math:mrow>
    </math:mfrac>
    <math:annotation math:encoding="StarMath 5.0">{3a+b} over {c-{d+5e} over {f+{g} over {2h} } }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row>
        <math:mrow>
          <math:mi math:fontstyle="italic">a²</math:mi>
          <math:mo math:stretchy="false">+</math:mo>
          <math:mi math:fontstyle="italic">b³</math:mi>
        </math:mrow>
        <math:mo math:stretchy="false">−</math:mo>
        <math:mn>4</math:mn>
      </math:mrow>
      <math:mn>3c</math:mn>
    </math:mfrac>
    <math:annotation math:encoding="StarMath 5.0">{a²+b³-4} over {3c 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p>
            <math:mrow>
              <math:mo math:stretchy="false">(</math:mo>
              <math:mrow>
                <math:mi>a</math:mi>
                <math:mo math:stretchy="false">+</math:mo>
                <math:mi>b</math:mi>
              </math:mrow>
              <math:mo math:stretchy="false">)</math:mo>
            </math:mrow>
            <math:mn>2</math:mn>
          </math:msup>
          <math:mi>c</math:mi>
        </math:mfrac>
        <math:mo math:stretchy="false">−</math:mo>
        <math:mfrac>
          <math:mn>3t</math:mn>
          <math:mrow>
            <math:mi>h</math:mi>
            <math:mo math:stretchy="false">+</math:mo>
            <math:mi>j</math:mi>
          </math:mrow>
        </math:mfrac>
      </math:mrow>
      <math:mo math:stretchy="false">−</math:mo>
      <math:mn>7k</math:mn>
    </math:mrow>
    <math:annotation math:encoding="StarMath 5.0">{(a+b)^2} over {c} -{3t} over {h+j} -7k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n>2</math:mn>
        <math:mo math:stretchy="false">≤</math:mo>
        <math:mrow>
          <math:mo math:stretchy="false">(</math:mo>
          <math:mrow>
            <math:mi>a</math:mi>
            <math:mo math:stretchy="false">+</math:mo>
            <math:mi>b</math:mi>
          </math:mrow>
          <math:mo math:stretchy="false">)</math:mo>
        </math:mrow>
      </math:mrow>
      <math:mo math:stretchy="false">≤</math:mo>
      <math:mn>35</math:mn>
    </math:mrow>
    <math:annotation math:encoding="StarMath 5.0">2 leslant (a+b) leslant 35</math:annotation>
  </math:semantics>
</math:math>
</file>